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Mono" fo:font-size="8pt" officeooo:paragraph-rsid="004f2d8a" style:font-size-asian="8pt" style:font-size-complex="8pt"/>
    </style:style>
    <style:style style:name="P2" style:family="paragraph" style:parent-style-name="Standard">
      <style:text-properties style:font-name="Liberation Mono" fo:font-size="10pt" style:text-underline-style="solid" style:text-underline-width="auto" style:text-underline-color="font-color" fo:font-weight="bold" officeooo:rsid="00096be3" officeooo:paragraph-rsid="00096be3" style:font-size-asian="10pt" style:font-weight-asian="bold" style:font-size-complex="10pt" style:font-weight-complex="bold"/>
    </style:style>
    <style:style style:name="P3" style:family="paragraph" style:parent-style-name="Standard">
      <style:text-properties style:font-name="Liberation Mono" fo:font-size="12pt" style:text-underline-style="solid" style:text-underline-width="auto" style:text-underline-color="font-color" fo:font-weight="bold" officeooo:rsid="00221043" officeooo:paragraph-rsid="00221043" style:font-size-asian="12pt" style:font-weight-asian="bold" style:font-size-complex="12pt" style:font-weight-complex="bold"/>
    </style:style>
    <style:style style:name="P4" style:family="paragraph" style:parent-style-name="Standard">
      <style:text-properties style:font-name="Liberation Mono" fo:font-size="10pt" style:text-underline-style="none" fo:font-weight="normal" officeooo:rsid="004e1d73" officeooo:paragraph-rsid="00947cb3" style:font-size-asian="10pt" style:font-weight-asian="normal" style:font-size-complex="10pt" style:font-weight-complex="normal"/>
    </style:style>
    <style:style style:name="P5" style:family="paragraph" style:parent-style-name="Standard">
      <style:text-properties style:font-name="Liberation Mono" fo:font-size="10pt" style:text-underline-style="none" fo:font-weight="normal" officeooo:rsid="00947cb3" officeooo:paragraph-rsid="00947cb3" style:font-size-asian="10pt" style:font-weight-asian="normal" style:font-size-complex="10pt" style:font-weight-complex="normal"/>
    </style:style>
    <style:style style:name="P6" style:family="paragraph" style:parent-style-name="Standard">
      <style:text-properties style:font-name="Liberation Mono" fo:font-size="10pt" style:text-underline-style="none" fo:font-weight="normal" officeooo:rsid="0095cc83" officeooo:paragraph-rsid="0095cc83" style:font-size-asian="10pt" style:font-weight-asian="normal" style:font-size-complex="10pt" style:font-weight-complex="normal"/>
    </style:style>
    <style:style style:name="P7" style:family="paragraph" style:parent-style-name="Standard">
      <style:text-properties style:font-name="Liberation Mono" fo:font-size="10pt" officeooo:rsid="00221043" officeooo:paragraph-rsid="00947cb3" style:font-size-asian="10pt" style:font-size-complex="10pt"/>
    </style:style>
    <style:style style:name="P8" style:family="paragraph" style:parent-style-name="Standard">
      <style:text-properties style:font-name="Liberation Mono" fo:font-size="10pt" officeooo:rsid="00c1ec4e" officeooo:paragraph-rsid="00c1ec4e" style:font-size-asian="10pt" style:font-size-complex="10pt"/>
    </style:style>
    <style:style style:name="P9" style:family="paragraph" style:parent-style-name="Preformatted_20_Text">
      <style:paragraph-properties fo:orphans="2" fo:widows="2"/>
      <style:text-properties fo:font-variant="normal" fo:text-transform="none" fo:color="#000000" fo:letter-spacing="normal" fo:font-style="normal" fo:font-weight="normal"/>
    </style:style>
    <style:style style:name="P10" style:family="paragraph" style:parent-style-name="Preformatted_20_Text">
      <style:paragraph-properties fo:orphans="2" fo:widows="2"/>
      <style:text-properties fo:font-variant="normal" fo:text-transform="none" fo:color="#000000" fo:letter-spacing="normal" fo:font-style="normal" fo:font-weight="normal" officeooo:paragraph-rsid="00947cb3"/>
    </style:style>
    <style:style style:name="P11" style:family="paragraph" style:parent-style-name="Preformatted_20_Text">
      <style:paragraph-properties fo:orphans="2" fo:widows="2"/>
      <style:text-properties fo:font-variant="normal" fo:text-transform="none" fo:color="#000000" fo:letter-spacing="normal" fo:font-style="normal" fo:font-weight="normal" officeooo:paragraph-rsid="0095cc83"/>
    </style:style>
    <style:style style:name="P12" style:family="paragraph" style:parent-style-name="Preformatted_20_Text">
      <style:paragraph-properties fo:orphans="2" fo:widows="2"/>
      <style:text-properties fo:font-variant="normal" fo:text-transform="none" fo:color="#000000" fo:letter-spacing="normal" fo:font-style="normal" fo:font-weight="normal" officeooo:rsid="0095cc83" officeooo:paragraph-rsid="0095cc83"/>
    </style:style>
    <style:style style:name="P13"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947cb3" officeooo:paragraph-rsid="009920b5" style:font-size-asian="10pt" style:font-weight-asian="normal" style:font-size-complex="10pt" style:font-weight-complex="normal"/>
    </style:style>
    <style:style style:name="P14"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5"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9920b5" officeooo:paragraph-rsid="009a196c" style:font-size-asian="10pt" style:font-weight-asian="normal" style:font-size-complex="10pt" style:font-weight-complex="normal"/>
    </style:style>
    <style:style style:name="P16"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9920b5" officeooo:paragraph-rsid="009b5493" style:font-size-asian="10pt" style:font-weight-asian="normal" style:font-size-complex="10pt" style:font-weight-complex="normal"/>
    </style:style>
    <style:style style:name="P17"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9920b5" officeooo:paragraph-rsid="009c4183" style:font-size-asian="10pt" style:font-weight-asian="normal" style:font-size-complex="10pt" style:font-weight-complex="normal"/>
    </style:style>
    <style:style style:name="P18"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9920b5" officeooo:paragraph-rsid="00a3a011" style:font-size-asian="10pt" style:font-weight-asian="normal" style:font-size-complex="10pt" style:font-weight-complex="normal"/>
    </style:style>
    <style:style style:name="P19"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20"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21"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aefb26" officeooo:paragraph-rsid="00aefb26" style:font-size-asian="10pt" style:font-weight-asian="normal" style:font-size-complex="10pt" style:font-weight-complex="normal"/>
    </style:style>
    <style:style style:name="P22"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9dc446" officeooo:paragraph-rsid="009dc446" style:font-size-asian="8.75pt" style:font-weight-asian="normal" style:font-size-complex="10pt" style:font-weight-complex="normal"/>
    </style:style>
    <style:style style:name="P23"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24" style:family="paragraph" style:parent-style-name="Preformatted_20_Text">
      <style:paragraph-properties fo:orphans="2" fo:widows="2"/>
      <style:text-properties fo:font-variant="normal" fo:text-transform="none" fo:color="#000000" style:font-name="Liberation Mono" fo:font-size="10pt" fo:letter-spacing="normal" fo:font-style="normal" style:text-underline-style="none" fo:font-weight="normal" officeooo:rsid="009dc446" officeooo:paragraph-rsid="00ab3258" style:font-size-asian="8.75pt" style:font-weight-asian="normal" style:font-size-complex="10pt" style:font-weight-complex="normal"/>
    </style:style>
    <style:style style:name="P25"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26"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ad91c5" officeooo:paragraph-rsid="00ad91c5" style:font-size-asian="8.75pt" style:font-weight-asian="normal" style:font-size-complex="10pt" style:font-weight-complex="normal"/>
    </style:style>
    <style:style style:name="P27"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ae442a" officeooo:paragraph-rsid="00ae442a" style:font-size-asian="8.75pt" style:font-weight-asian="normal" style:font-size-complex="10pt" style:font-weight-complex="normal"/>
    </style:style>
    <style:style style:name="P28"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b05652" officeooo:paragraph-rsid="00b05652" style:font-size-asian="8.75pt" style:font-weight-asian="normal" style:font-size-complex="10pt" style:font-weight-complex="normal"/>
    </style:style>
    <style:style style:name="P29"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b05652" officeooo:paragraph-rsid="00b4560f" style:font-size-asian="8.75pt" style:font-weight-asian="normal" style:font-size-complex="10pt" style:font-weight-complex="normal"/>
    </style:style>
    <style:style style:name="P30"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b05652" officeooo:paragraph-rsid="00b55b00" style:font-size-asian="8.75pt" style:font-weight-asian="normal" style:font-size-complex="10pt" style:font-weight-complex="normal"/>
    </style:style>
    <style:style style:name="P31"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b05652" officeooo:paragraph-rsid="00b69992" style:font-size-asian="8.75pt" style:font-weight-asian="normal" style:font-size-complex="10pt" style:font-weight-complex="normal"/>
    </style:style>
    <style:style style:name="P32"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b69992" officeooo:paragraph-rsid="00b69992" style:font-size-asian="8.75pt" style:font-weight-asian="normal" style:font-size-complex="10pt" style:font-weight-complex="normal"/>
    </style:style>
    <style:style style:name="P33"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b69992" officeooo:paragraph-rsid="00bf58be" style:font-size-asian="8.75pt" style:font-weight-asian="normal" style:font-size-complex="10pt" style:font-weight-complex="normal"/>
    </style:style>
    <style:style style:name="P34"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bf58be" officeooo:paragraph-rsid="00bf58be" style:font-size-asian="8.75pt" style:font-weight-asian="normal" style:font-size-complex="10pt" style:font-weight-complex="normal"/>
    </style:style>
    <style:style style:name="P35"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bf58be" officeooo:paragraph-rsid="00bfe3b7" style:font-size-asian="8.75pt" style:font-weight-asian="normal" style:font-size-complex="10pt" style:font-weight-complex="normal"/>
    </style:style>
    <style:style style:name="P36" style:family="paragraph" style:parent-style-name="Preformatted_20_Text">
      <style:text-properties fo:font-variant="normal" fo:text-transform="none" fo:color="#000000" style:font-name="Liberation Mono" fo:font-size="10pt" fo:letter-spacing="normal" fo:font-style="normal" style:text-underline-style="none" fo:font-weight="normal" officeooo:rsid="00bfe3b7" officeooo:paragraph-rsid="00bfe3b7" style:font-size-asian="8.75pt" style:font-weight-asian="normal" style:font-size-complex="10pt" style:font-weight-complex="normal"/>
    </style:style>
    <style:style style:name="P37" style:family="paragraph" style:parent-style-name="Preformatted_20_Text">
      <style:text-properties fo:font-variant="normal" fo:text-transform="none" fo:color="#000000" style:font-name="Liberation Mono"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38" style:family="paragraph" style:parent-style-name="Preformatted_20_Text">
      <style:text-properties fo:font-variant="normal" fo:text-transform="none" fo:color="#000000" style:font-name="Liberation Mono"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39" style:family="paragraph" style:parent-style-name="Preformatted_20_Text">
      <style:text-properties fo:font-variant="normal" fo:text-transform="none" fo:color="#000000" style:font-name="Liberation Mono"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40" style:family="paragraph" style:parent-style-name="Preformatted_20_Text">
      <style:text-properties fo:font-variant="normal" fo:text-transform="none" fo:color="#000000" style:font-name="Liberation Mono"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41" style:family="paragraph" style:parent-style-name="Preformatted_20_Text">
      <style:paragraph-properties fo:orphans="2" fo:widows="2"/>
      <style:text-properties fo:font-variant="normal" fo:text-transform="none" fo:color="#000000" style:font-name="Liberation Mono" fo:font-size="12pt" fo:letter-spacing="normal" fo:font-style="normal" style:text-underline-style="solid" style:text-underline-width="auto" style:text-underline-color="font-color" fo:font-weight="bold" officeooo:rsid="009dc446" officeooo:paragraph-rsid="009dc446" style:font-size-asian="10.5pt" style:font-weight-asian="bold" style:font-size-complex="12pt" style:font-weight-complex="bold"/>
    </style:style>
    <style:style style:name="P42" style:family="paragraph" style:parent-style-name="Preformatted_20_Text">
      <style:paragraph-properties fo:orphans="2" fo:widows="2"/>
      <style:text-properties fo:font-variant="normal" fo:text-transform="none" fo:color="#000000" style:font-name="Liberation Mono"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43" style:family="paragraph" style:parent-style-name="Preformatted_20_Text">
      <style:text-properties fo:font-variant="normal" fo:text-transform="none" fo:color="#000000" style:font-name="Liberation Mono" fo:font-size="12pt" fo:letter-spacing="normal" fo:font-style="normal" style:text-underline-style="solid" style:text-underline-width="auto" style:text-underline-color="font-color" fo:font-weight="bold" officeooo:rsid="00ad91c5" officeooo:paragraph-rsid="00ad91c5" style:font-size-asian="10.5pt" style:font-weight-asian="bold" style:font-size-complex="12pt" style:font-weight-complex="bold"/>
    </style:style>
    <style:style style:name="P44" style:family="paragraph" style:parent-style-name="Preformatted_20_Text">
      <style:paragraph-properties fo:orphans="2" fo:widows="2"/>
    </style:style>
    <style:style style:name="P45" style:family="paragraph" style:parent-style-name="Preformatted_20_Text">
      <style:text-properties fo:font-weight="bold" style:font-weight-asian="bold" style:font-weight-complex="bold"/>
    </style:style>
    <style:style style:name="P46" style:family="paragraph" style:parent-style-name="Preformatted_20_Text">
      <style:text-properties fo:font-weight="bold" officeooo:rsid="00a9d72e" style:font-weight-asian="bold" style:font-weight-complex="bold"/>
    </style:style>
    <style:style style:name="P47" style:family="paragraph" style:parent-style-name="Preformatted_20_Text">
      <style:text-properties fo:font-weight="bold" officeooo:rsid="00a9d72e" officeooo:paragraph-rsid="00a9d72e" style:font-weight-asian="bold" style:font-weight-complex="bold"/>
    </style:style>
    <style:style style:name="P48" style:family="paragraph" style:parent-style-name="Preformatted_20_Text">
      <style:text-properties fo:font-weight="bold" officeooo:paragraph-rsid="00a9d72e" style:font-weight-asian="bold" style:font-weight-complex="bold"/>
    </style:style>
    <style:style style:name="P49" style:family="paragraph" style:parent-style-name="Preformatted_20_Text">
      <style:text-properties fo:font-weight="bold" officeooo:paragraph-rsid="00ab3258" style:font-weight-asian="bold" style:font-weight-complex="bold"/>
    </style:style>
    <style:style style:name="P50" style:family="paragraph" style:parent-style-name="Preformatted_20_Text">
      <style:text-properties officeooo:paragraph-rsid="00a10b04"/>
    </style:style>
    <style:style style:name="P51" style:family="paragraph" style:parent-style-name="Preformatted_20_Text">
      <style:text-properties officeooo:paragraph-rsid="00a2bd55"/>
    </style:style>
    <style:style style:name="P52" style:family="paragraph" style:parent-style-name="Preformatted_20_Text">
      <style:text-properties fo:color="#00cc00"/>
    </style:style>
    <style:style style:name="P53" style:family="paragraph" style:parent-style-name="Preformatted_20_Text">
      <style:text-properties fo:color="#00cc00" style:font-name="Liberation Mono"/>
    </style:style>
    <style:style style:name="P54" style:family="paragraph" style:parent-style-name="Preformatted_20_Text">
      <style:text-properties fo:color="#00cc00" style:font-name="Liberation Mono" officeooo:rsid="00a79fdb" officeooo:paragraph-rsid="00a79fdb"/>
    </style:style>
    <style:style style:name="P55" style:family="paragraph" style:parent-style-name="Preformatted_20_Text">
      <style:text-properties fo:color="#00cc00" officeooo:paragraph-rsid="00a8fbeb"/>
    </style:style>
    <style:style style:name="P56" style:family="paragraph" style:parent-style-name="Preformatted_20_Text">
      <style:text-properties fo:color="#00cc00" officeooo:paragraph-rsid="00a90f1c"/>
    </style:style>
    <style:style style:name="P57" style:family="paragraph" style:parent-style-name="Preformatted_20_Text">
      <style:text-properties officeooo:rsid="00a79fdb" officeooo:paragraph-rsid="00a79fdb"/>
    </style:style>
    <style:style style:name="P58" style:family="paragraph" style:parent-style-name="Preformatted_20_Text">
      <style:text-properties style:font-name="Liberation Mono"/>
    </style:style>
    <style:style style:name="P59" style:family="paragraph" style:parent-style-name="Preformatted_20_Text">
      <style:text-properties style:font-name="Liberation Mono" fo:font-weight="bold" style:font-weight-asian="bold" style:font-weight-complex="bold"/>
    </style:style>
    <style:style style:name="P60" style:family="paragraph" style:parent-style-name="Preformatted_20_Text">
      <style:text-properties fo:color="#0000ff" officeooo:rsid="00a8fbeb" officeooo:paragraph-rsid="00a8fbeb"/>
    </style:style>
    <style:style style:name="P61" style:family="paragraph" style:parent-style-name="Preformatted_20_Text">
      <style:text-properties officeooo:rsid="00a9d72e" officeooo:paragraph-rsid="00a9d72e"/>
    </style:style>
    <style:style style:name="P62" style:family="paragraph" style:parent-style-name="Preformatted_20_Text">
      <style:text-properties officeooo:rsid="00a9d72e" officeooo:paragraph-rsid="00ab3258"/>
    </style:style>
    <style:style style:name="P63" style:family="paragraph" style:parent-style-name="Preformatted_20_Text">
      <style:text-properties officeooo:paragraph-rsid="00a9d72e"/>
    </style:style>
    <style:style style:name="P64" style:family="paragraph" style:parent-style-name="Preformatted_20_Text">
      <style:text-properties officeooo:paragraph-rsid="00ab3258"/>
    </style:style>
    <style:style style:name="P65" style:family="paragraph" style:parent-style-name="Preformatted_20_Text">
      <style:text-properties officeooo:rsid="00ab3258" officeooo:paragraph-rsid="00ab3258"/>
    </style:style>
    <style:style style:name="P66" style:family="paragraph" style:parent-style-name="Preformatted_20_Text">
      <style:text-properties officeooo:paragraph-rsid="00b4560f"/>
    </style:style>
    <style:style style:name="P67" style:family="paragraph" style:parent-style-name="Preformatted_20_Text">
      <style:text-properties officeooo:paragraph-rsid="00b7214a"/>
    </style:style>
    <style:style style:name="P68" style:family="paragraph" style:parent-style-name="Preformatted_20_Text">
      <style:text-properties officeooo:rsid="00b9918a" officeooo:paragraph-rsid="00b9918a"/>
    </style:style>
    <style:style style:name="P69" style:family="paragraph" style:parent-style-name="Preformatted_20_Text">
      <style:text-properties officeooo:rsid="00bb1417" officeooo:paragraph-rsid="00bb1417"/>
    </style:style>
    <style:style style:name="P70" style:family="paragraph" style:parent-style-name="Preformatted_20_Text">
      <style:text-properties officeooo:paragraph-rsid="00bf58be"/>
    </style:style>
    <style:style style:name="P71" style:family="paragraph" style:parent-style-name="Preformatted_20_Text">
      <style:text-properties officeooo:paragraph-rsid="00bfe3b7"/>
    </style:style>
    <style:style style:name="P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9920b5"/>
    </style:style>
    <style:style style:name="P73" style:family="paragraph" style:parent-style-name="Preformatted_20_Text">
      <style:paragraph-properties fo:orphans="2" fo:widows="2" fo:break-before="page"/>
      <style:text-properties fo:font-variant="normal" fo:text-transform="none" fo:color="#000000" style:font-name="Liberation Mono" fo:font-size="12pt" fo:letter-spacing="normal" fo:font-style="normal" style:text-underline-style="solid" style:text-underline-width="auto" style:text-underline-color="font-color" fo:font-weight="bold" officeooo:rsid="009dc446" officeooo:paragraph-rsid="009dc446" style:font-size-asian="10.5pt" style:font-weight-asian="bold" style:font-size-complex="12pt" style:font-weight-complex="bold"/>
    </style:style>
    <style:style style:name="P74" style:family="paragraph" style:parent-style-name="Preformatted_20_Text">
      <style:paragraph-properties fo:orphans="2" fo:widows="2" fo:break-before="page"/>
      <style:text-properties fo:font-variant="normal" fo:text-transform="none" fo:color="#000000" style:font-name="Liberation Mono"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75" style:family="paragraph" style:parent-style-name="Preformatted_20_Text">
      <style:paragraph-properties fo:break-before="page"/>
      <style:text-properties officeooo:paragraph-rsid="00b7214a"/>
    </style:style>
    <style:style style:name="T1" style:family="text">
      <style:text-properties officeooo:rsid="004f2d8a"/>
    </style:style>
    <style:style style:name="T2" style:family="text">
      <style:text-properties fo:font-weight="normal" style:font-weight-asian="normal" style:font-weight-complex="normal"/>
    </style:style>
    <style:style style:name="T3" style:family="text">
      <style:text-properties fo:font-weight="normal" officeooo:rsid="00a9d72e" style:font-weight-asian="normal" style:font-weight-complex="normal"/>
    </style:style>
    <style:style style:name="T4" style:family="text">
      <style:text-properties fo:font-weight="normal" officeooo:rsid="00ab3258" style:font-weight-asian="normal" style:font-weight-complex="normal"/>
    </style:style>
    <style:style style:name="T5" style:family="text">
      <style:text-properties fo:font-weight="normal" officeooo:rsid="00abd287" style:font-weight-asian="normal" style:font-weight-complex="normal"/>
    </style:style>
    <style:style style:name="T6" style:family="text">
      <style:text-properties fo:font-style="italic" officeooo:rsid="00947cb3"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947cb3" style:font-weight-asian="bold" style:font-weight-complex="bold"/>
    </style:style>
    <style:style style:name="T9" style:family="text">
      <style:text-properties fo:font-weight="bold" officeooo:rsid="0097ca6b" style:font-weight-asian="bold" style:font-weight-complex="bold"/>
    </style:style>
    <style:style style:name="T10" style:family="text">
      <style:text-properties fo:font-weight="bold" officeooo:rsid="00a2bd55" style:font-weight-asian="bold" style:font-weight-complex="bold"/>
    </style:style>
    <style:style style:name="T11" style:family="text">
      <style:text-properties fo:font-weight="bold" officeooo:rsid="00a9d72e" style:font-weight-asian="bold" style:font-weight-complex="bold"/>
    </style:style>
    <style:style style:name="T12" style:family="text">
      <style:text-properties fo:font-style="normal"/>
    </style:style>
    <style:style style:name="T13" style:family="text">
      <style:text-properties fo:font-style="normal" fo:font-weight="normal"/>
    </style:style>
    <style:style style:name="T14" style:family="text">
      <style:text-properties fo:font-style="normal" fo:font-weight="normal" officeooo:rsid="009e7112"/>
    </style:style>
    <style:style style:name="T15" style:family="text">
      <style:text-properties fo:font-style="normal" fo:font-weight="normal" officeooo:rsid="00a8fbeb"/>
    </style:style>
    <style:style style:name="T16" style:family="text">
      <style:text-properties fo:font-style="normal" fo:font-weight="normal" officeooo:rsid="00a90f1c"/>
    </style:style>
    <style:style style:name="T17" style:family="text">
      <style:text-properties fo:font-style="normal" fo:font-weight="normal" officeooo:rsid="00c0fc65"/>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947cb3"/>
    </style:style>
    <style:style style:name="T20" style:family="text">
      <style:text-properties fo:font-variant="normal" fo:text-transform="none" fo:color="#000000" fo:letter-spacing="normal" fo:font-style="normal" fo:font-weight="normal" officeooo:rsid="0094c161"/>
    </style:style>
    <style:style style:name="T21" style:family="text">
      <style:text-properties fo:font-variant="normal" fo:text-transform="none" fo:color="#000000" style:font-name="Liberation Mono" fo:font-size="10pt" fo:letter-spacing="normal" fo:font-style="normal" style:text-underline-style="none" fo:font-weight="normal" officeooo:rsid="009920b5" style:font-size-asian="10pt" style:font-weight-asian="normal" style:font-size-complex="10pt" style:font-weight-complex="normal"/>
    </style:style>
    <style:style style:name="T22" style:family="text">
      <style:text-properties fo:font-variant="normal" fo:text-transform="none" fo:color="#000000" style:font-name="Liberation Mono" fo:font-size="10pt" fo:letter-spacing="normal" fo:font-style="normal" style:text-underline-style="none" fo:font-weight="normal" officeooo:rsid="00bf58be" style:font-size-asian="8.75pt" style:font-weight-asian="normal" style:font-size-complex="10pt" style:font-weight-complex="normal"/>
    </style:style>
    <style:style style:name="T23" style:family="text">
      <style:text-properties fo:font-variant="normal" fo:text-transform="none" fo:color="#000000" style:font-name="Liberation Mono" fo:font-size="12pt" fo:letter-spacing="normal" fo:font-style="normal" style:text-underline-style="solid" style:text-underline-width="auto" style:text-underline-color="font-color" fo:font-weight="bold" officeooo:rsid="00ad91c5" style:font-size-asian="10.5pt" style:font-weight-asian="bold" style:font-size-complex="12pt" style:font-weight-complex="bold"/>
    </style:style>
    <style:style style:name="T24" style:family="text">
      <style:text-properties fo:font-variant="normal" fo:text-transform="none" fo:color="#00cc00" fo:letter-spacing="normal" fo:font-style="normal" fo:font-weight="normal"/>
    </style:style>
    <style:style style:name="T25" style:family="text">
      <style:text-properties fo:font-variant="normal" fo:text-transform="none" fo:color="#00cc00" fo:letter-spacing="normal" fo:font-style="normal" fo:font-weight="normal" officeooo:rsid="0097ca6b"/>
    </style:style>
    <style:style style:name="T26" style:family="text">
      <style:text-properties fo:font-variant="normal" fo:text-transform="none" fo:color="#00cc00" fo:letter-spacing="normal" fo:font-style="normal" fo:font-weight="normal" officeooo:rsid="00947cb3"/>
    </style:style>
    <style:style style:name="T27" style:family="text">
      <style:text-properties fo:font-variant="normal" fo:text-transform="none" fo:color="#00cc00" fo:letter-spacing="normal" fo:font-style="normal" fo:font-weight="normal" officeooo:rsid="0094c161"/>
    </style:style>
    <style:style style:name="T28" style:family="text">
      <style:text-properties officeooo:rsid="00947cb3"/>
    </style:style>
    <style:style style:name="T29" style:family="text">
      <style:text-properties officeooo:rsid="0094c161"/>
    </style:style>
    <style:style style:name="T30" style:family="text">
      <style:text-properties officeooo:rsid="0095cc83"/>
    </style:style>
    <style:style style:name="T31" style:family="text">
      <style:text-properties officeooo:rsid="0097ca6b"/>
    </style:style>
    <style:style style:name="T32" style:family="text">
      <style:text-properties officeooo:rsid="009920b5"/>
    </style:style>
    <style:style style:name="T33" style:family="text">
      <style:text-properties officeooo:rsid="009a196c"/>
    </style:style>
    <style:style style:name="T34" style:family="text">
      <style:text-properties officeooo:rsid="009b5493"/>
    </style:style>
    <style:style style:name="T35" style:family="text">
      <style:text-properties officeooo:rsid="009c4183"/>
    </style:style>
    <style:style style:name="T36" style:family="text">
      <style:text-properties fo:color="#00cc00"/>
    </style:style>
    <style:style style:name="T37" style:family="text">
      <style:text-properties fo:color="#00cc00" fo:font-style="normal" fo:font-weight="normal"/>
    </style:style>
    <style:style style:name="T38" style:family="text">
      <style:text-properties fo:color="#00cc00" fo:font-style="normal" fo:font-weight="normal" officeooo:rsid="009dc446"/>
    </style:style>
    <style:style style:name="T39" style:family="text">
      <style:text-properties fo:color="#00cc00" fo:font-style="normal" fo:font-weight="normal" officeooo:rsid="009e7112"/>
    </style:style>
    <style:style style:name="T40" style:family="text">
      <style:text-properties fo:color="#00cc00" fo:font-style="normal" fo:font-weight="normal" officeooo:rsid="00a81c32"/>
    </style:style>
    <style:style style:name="T41" style:family="text">
      <style:text-properties fo:color="#00cc00" fo:font-style="normal" fo:font-weight="normal" officeooo:rsid="00a8fbeb"/>
    </style:style>
    <style:style style:name="T42" style:family="text">
      <style:text-properties fo:color="#00cc00" officeooo:rsid="0097ca6b"/>
    </style:style>
    <style:style style:name="T43" style:family="text">
      <style:text-properties fo:color="#00cc00" officeooo:rsid="00947cb3"/>
    </style:style>
    <style:style style:name="T44" style:family="text">
      <style:text-properties fo:color="#00cc00" officeooo:rsid="0094c161"/>
    </style:style>
    <style:style style:name="T45" style:family="text">
      <style:text-properties fo:color="#00cc00" officeooo:rsid="009b5493"/>
    </style:style>
    <style:style style:name="T46" style:family="text">
      <style:text-properties fo:color="#00cc00" officeooo:rsid="009c4183"/>
    </style:style>
    <style:style style:name="T47" style:family="text">
      <style:text-properties fo:color="#00cc00" officeooo:rsid="009a196c"/>
    </style:style>
    <style:style style:name="T48" style:family="text">
      <style:text-properties fo:color="#00cc00" officeooo:rsid="009e7112"/>
    </style:style>
    <style:style style:name="T49" style:family="text">
      <style:text-properties fo:color="#00cc00" officeooo:rsid="00a2bd55"/>
    </style:style>
    <style:style style:name="T50" style:family="text">
      <style:text-properties fo:color="#00cc00" officeooo:rsid="00a79fdb"/>
    </style:style>
    <style:style style:name="T51" style:family="text">
      <style:text-properties fo:color="#00cc00" officeooo:rsid="00be22c6"/>
    </style:style>
    <style:style style:name="T52" style:family="text">
      <style:text-properties fo:color="#00cc00" officeooo:rsid="00bfe8bc"/>
    </style:style>
    <style:style style:name="T53" style:family="text">
      <style:text-properties style:font-name="Liberation Mono" fo:font-size="10pt" officeooo:rsid="00a10b04" style:font-size-asian="10pt" style:font-size-complex="10pt"/>
    </style:style>
    <style:style style:name="T54" style:family="text">
      <style:text-properties officeooo:rsid="00a2bd55"/>
    </style:style>
    <style:style style:name="T55" style:family="text">
      <style:text-properties officeooo:rsid="00a79fdb"/>
    </style:style>
    <style:style style:name="T56" style:family="text">
      <style:text-properties style:text-position="super 58%" fo:font-style="normal" fo:font-weight="normal" officeooo:rsid="00a8fbeb"/>
    </style:style>
    <style:style style:name="T57" style:family="text">
      <style:text-properties fo:color="#0000ff" fo:font-style="normal" fo:font-weight="normal" officeooo:rsid="00a8fbeb"/>
    </style:style>
    <style:style style:name="T58" style:family="text">
      <style:text-properties officeooo:rsid="00a9d72e"/>
    </style:style>
    <style:style style:name="T59" style:family="text">
      <style:text-properties fo:font-size="12pt" officeooo:rsid="00a9d72e" style:font-size-asian="10.5pt" style:font-size-complex="12pt"/>
    </style:style>
    <style:style style:name="T60" style:family="text">
      <style:text-properties officeooo:rsid="00ab3258"/>
    </style:style>
    <style:style style:name="T61" style:family="text">
      <style:text-properties officeooo:rsid="00ae442a"/>
    </style:style>
    <style:style style:name="T62" style:family="text">
      <style:text-properties officeooo:rsid="00b16b55"/>
    </style:style>
    <style:style style:name="T63" style:family="text">
      <style:text-properties officeooo:rsid="00b1a3a9"/>
    </style:style>
    <style:style style:name="T64" style:family="text">
      <style:text-properties officeooo:rsid="00b1dbe3"/>
    </style:style>
    <style:style style:name="T65" style:family="text">
      <style:text-properties officeooo:rsid="00b3370d"/>
    </style:style>
    <style:style style:name="T66" style:family="text">
      <style:text-properties officeooo:rsid="00b41d37"/>
    </style:style>
    <style:style style:name="T67" style:family="text">
      <style:text-properties officeooo:rsid="00b43b04"/>
    </style:style>
    <style:style style:name="T68" style:family="text">
      <style:text-properties officeooo:rsid="00b69992"/>
    </style:style>
    <style:style style:name="T69" style:family="text">
      <style:text-properties officeooo:rsid="00b7214a"/>
    </style:style>
    <style:style style:name="T70" style:family="text">
      <style:text-properties officeooo:rsid="00b82220"/>
    </style:style>
    <style:style style:name="T71" style:family="text">
      <style:text-properties officeooo:rsid="00bcc82d"/>
    </style:style>
    <style:style style:name="T72" style:family="text">
      <style:text-properties officeooo:rsid="00be22c6"/>
    </style:style>
    <style:style style:name="T73" style:family="text">
      <style:text-properties officeooo:rsid="00bf58be"/>
    </style:style>
    <style:style style:name="T74" style:family="text">
      <style:text-properties officeooo:rsid="00bfe8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xt<text:span text:style-name="T28">OS API</text:span> (<text:span text:style-name="T74">6 Nov</text:span> 2017)</text:p>
      <text:p text:style-name="P2"/>
      <text:p text:style-name="P7">This document describes <text:span text:style-name="T28">the </text:span><text:span text:style-name="T8">NextOS API</text:span><text:span text:style-name="T28">, which directly descends from the </text:span><text:span text:style-name="T8">+3DOS API</text:span><text:span text:style-name="T28"> present in the </text:span><text:span text:style-name="T6">Sinclair ZX Spectrum +2A/+2B/+3</text:span><text:span text:style-name="T28"> and the </text:span><text:span text:style-name="T8">IDEDOS API</text:span><text:span text:style-name="T28"> additionally provided with the </text:span><text:span text:style-name="T6">ZX Spectrum +3e</text:span><text:span text:style-name="T28"> ROMs.</text:span></text:p>
      <text:p text:style-name="P7"/>
      <text:p text:style-name="P8">This does not describe unchanged calls, which are available in these online documents:</text:p>
      <text:p text:style-name="P8"/>
      <text:p text:style-name="P8">http://www.worldofspectrum.org/ZXSpectrum128+3Manual/chapter8pt27.html</text:p>
      <text:p text:style-name="P8">http://www.worldofspectrum.org/zxplus3e/idedos.html</text:p>
      <text:p text:style-name="P4"/>
      <text:p text:style-name="P4"/>
      <text:p text:style-name="P5">The following <text:span text:style-name="T30">filesystem-related</text:span> API calls are provided <text:span text:style-name="T31">(</text:span><text:span text:style-name="T42">*</text:span><text:span text:style-name="T31">=effects have changed since originally documented in +3 manual or on +3e website; </text:span><text:span text:style-name="T42">%</text:span><text:span text:style-name="T31">=new for </text:span><text:span text:style-name="T9">NextOS</text:span><text:span text:style-name="T31">)</text:span>:</text:p>
      <text:p text:style-name="P5"/>
      <text:p text:style-name="P9">DOS<text:span text:style-name="T28">_</text:span>VERSION <text:span text:style-name="T28">($0103)<text:tab/><text:tab/></text:span>Get +3DOS issue and version numbers</text:p>
      <text:p text:style-name="P10"><text:span text:style-name="T50">*</text:span><text:span text:style-name="T36">DOS</text:span><text:span text:style-name="T43">_</text:span><text:span text:style-name="T36">OPEN </text:span><text:span text:style-name="T43">($0106)</text:span><text:span text:style-name="T28"><text:tab/><text:tab/><text:tab/></text:span>Create and/or open a file</text:p>
      <text:p text:style-name="P10">DOS<text:span text:style-name="T28">_</text:span>CLOSE <text:span text:style-name="T28">($0109)<text:tab/><text:tab/><text:tab/></text:span>Close a file</text:p>
      <text:p text:style-name="P10">DOS<text:span text:style-name="T28">_</text:span>ABANDON <text:span text:style-name="T28">($010C)<text:tab/><text:tab/></text:span>Abandon a file</text:p>
      <text:p text:style-name="P10">DOS<text:span text:style-name="T28">_</text:span>REF<text:span text:style-name="T28">_</text:span>HEAD <text:span text:style-name="T28">($010F)<text:tab/><text:tab/></text:span>Point at the header data for this file</text:p>
      <text:p text:style-name="P9">DOS<text:span text:style-name="T28">_</text:span>READ <text:span text:style-name="T28">($0112)<text:tab/><text:tab/><text:tab/></text:span>Read bytes into memory</text:p>
      <text:p text:style-name="P9">DOS<text:span text:style-name="T28">_</text:span>WRITE <text:span text:style-name="T28">($0115)<text:tab/><text:tab/><text:tab/></text:span>Write bytes from memory</text:p>
      <text:p text:style-name="P9">DOS<text:span text:style-name="T28">_</text:span>BYTE<text:span text:style-name="T28">_</text:span>READ <text:span text:style-name="T28">($0118)<text:tab/><text:tab/></text:span>Read a byte</text:p>
      <text:p text:style-name="P9">DOS<text:span text:style-name="T28">_</text:span>BYTE<text:span text:style-name="T28">_</text:span>WRITE <text:span text:style-name="T28">($011B)<text:tab/><text:tab/></text:span>Write a byte</text:p>
      <text:p text:style-name="P9"><text:span text:style-name="T42">*</text:span><text:span text:style-name="T36">DOS</text:span><text:span text:style-name="T43">_</text:span><text:span text:style-name="T36">CATALOG </text:span><text:span text:style-name="T43">($011E)</text:span><text:span text:style-name="T28"><text:tab/><text:tab/></text:span>Catalog disk directory</text:p>
      <text:p text:style-name="P9"><text:span text:style-name="T42">*</text:span><text:span text:style-name="T36">DOS</text:span><text:span text:style-name="T43">_</text:span><text:span text:style-name="T36">FREE</text:span><text:span text:style-name="T43">_</text:span><text:span text:style-name="T36">SPACE </text:span><text:span text:style-name="T43">($0121)</text:span><text:span text:style-name="T28"><text:tab/><text:tab/></text:span>Free space on disk</text:p>
      <text:p text:style-name="P9">DOS<text:span text:style-name="T28">_</text:span>DELETE <text:span text:style-name="T28">($0124)<text:tab/><text:tab/></text:span>Delete a file</text:p>
      <text:p text:style-name="P9">DOS<text:span text:style-name="T28">_</text:span>RENAME <text:span text:style-name="T28">($0127)<text:tab/><text:tab/></text:span>Rename a file</text:p>
      <text:p text:style-name="P9">DOS<text:span text:style-name="T28">_</text:span>BOOT <text:span text:style-name="T28">($012A)<text:tab/><text:tab/><text:tab/></text:span>Boot an operating system or other program</text:p>
      <text:p text:style-name="P9">DOS<text:span text:style-name="T28">_</text:span>SET<text:span text:style-name="T28">_</text:span>DRIVE <text:span text:style-name="T28">($012D)<text:tab/><text:tab/></text:span>Set/get default drive</text:p>
      <text:p text:style-name="P9">DOS<text:span text:style-name="T28">_</text:span>SET<text:span text:style-name="T28">_</text:span>USER <text:span text:style-name="T28">($0130)<text:tab/><text:tab/></text:span>Set/get default user number</text:p>
      <text:p text:style-name="P44"><text:span text:style-name="T25">*</text:span><text:span text:style-name="T24">DOS</text:span><text:span text:style-name="T26">_</text:span><text:span text:style-name="T24">GET</text:span><text:span text:style-name="T26">_</text:span><text:span text:style-name="T24">POSITION </text:span><text:span text:style-name="T27">($0133)</text:span><text:span text:style-name="T20"><text:tab/></text:span><text:span text:style-name="T18">Get file pointer for random access</text:span></text:p>
      <text:p text:style-name="P9">DOS<text:span text:style-name="T28">_</text:span>SET<text:span text:style-name="T28">_</text:span>POSITION <text:span text:style-name="T29">($0136)<text:tab/></text:span>Set file pointer for random access</text:p>
      <text:p text:style-name="P9"><text:span text:style-name="T42">*</text:span><text:span text:style-name="T36">DOS</text:span><text:span text:style-name="T43">_</text:span><text:span text:style-name="T36">GET</text:span><text:span text:style-name="T43">_</text:span><text:span text:style-name="T36">EOF </text:span><text:span text:style-name="T44">($0139)</text:span><text:span text:style-name="T29"><text:tab/><text:tab/></text:span>Get end of file position for random access</text:p>
      <text:p text:style-name="P9">DOS<text:span text:style-name="T28">_</text:span>GET<text:span text:style-name="T28">_</text:span>1346 <text:span text:style-name="T29">($013C)<text:tab/><text:tab/></text:span>Get memory usage in pages 1, 3, 4, 6</text:p>
      <text:p text:style-name="P9">DOS<text:span text:style-name="T28">_</text:span>SET<text:span text:style-name="T28">_</text:span>1346 <text:span text:style-name="T29">($013F)<text:tab/><text:tab/></text:span>Re-allocate memory usage in pages 1, 3, 4, 6</text:p>
      <text:p text:style-name="P9">DOS<text:span text:style-name="T28">_</text:span>FLUSH <text:span text:style-name="T29">($0142)<text:tab/><text:tab/><text:tab/></text:span>Bring disk up to date</text:p>
      <text:p text:style-name="P9">DOS<text:span text:style-name="T28">_</text:span>SET<text:span text:style-name="T28">_</text:span>ACCESS <text:span text:style-name="T29">($0145)<text:tab/><text:tab/></text:span>Change open file's access mode</text:p>
      <text:p text:style-name="P9">DOS<text:span text:style-name="T28">_</text:span>SET<text:span text:style-name="T28">_</text:span>ATTRIBUTES <text:span text:style-name="T29">($0148)<text:tab/></text:span>Change a file's attributes</text:p>
      <text:p text:style-name="P9">DOS<text:span text:style-name="T28">_</text:span>SET<text:span text:style-name="T28">_</text:span>MESSAGE <text:span text:style-name="T29">($014E)<text:tab/><text:tab/></text:span>Enable/disable error messages</text:p>
      <text:p text:style-name="P9"/>
      <text:p text:style-name="P14">IDE_VERSION ($00A0)<text:tab/><text:tab/>Get IDEDOS version number</text:p>
      <text:p text:style-name="P15">IDE_SWAP_OPEN ($00D9)<text:tab/><text:tab/><text:span text:style-name="T33">Open a swap partition</text:span></text:p>
      <text:p text:style-name="P15">IDE_SWAP_CLOSE ($00DC)<text:tab/><text:tab/><text:span text:style-name="T33">Close a swap partition</text:span></text:p>
      <text:p text:style-name="P15">IDE_SWAP_OUT ($00DF)<text:tab/><text:tab/><text:span text:style-name="T33">Write block to swap partition</text:span></text:p>
      <text:p text:style-name="P15">IDE_SWAP_IN ($00E2)<text:tab/><text:tab/><text:span text:style-name="T33">Read block from swap partition</text:span></text:p>
      <text:p text:style-name="P15">IDE_SWAP_EX ($00E5)<text:tab/><text:tab/><text:span text:style-name="T33">Exchange block with swap partition</text:span></text:p>
      <text:p text:style-name="P15">IDE_SWAP_POS ($00E8)<text:tab/><text:tab/><text:span text:style-name="T33">Get current block number in swap partition</text:span></text:p>
      <text:p text:style-name="P15">IDE_SWAP_MOVE ($00EB)<text:tab/><text:tab/><text:span text:style-name="T33">Set current block number in swap partition</text:span></text:p>
      <text:p text:style-name="P15">IDE_SWAP_RESIZE ($00EE)<text:tab/><text:tab/><text:span text:style-name="T33">Change block size of swap partition</text:span></text:p>
      <text:p text:style-name="P16">IDE_PARTITION_FIND ($00B5)<text:tab/><text:span text:style-name="T33">Find named partition</text:span></text:p>
      <text:p text:style-name="P16"><text:span text:style-name="T45">*</text:span><text:span text:style-name="T36">IDE_DOS_MAP ($00F1)</text:span><text:tab/><text:tab/><text:span text:style-name="T34">Map drive to partition</text:span></text:p>
      <text:p text:style-name="P16"><text:span text:style-name="T45">*</text:span><text:span text:style-name="T36">IDE_DOS_UNMAP ($00F4)</text:span><text:tab/><text:tab/><text:span text:style-name="T34">Unmap drive</text:span></text:p>
      <text:p text:style-name="P16">IDE_DOS_MAPPING ($00F7)<text:tab/><text:tab/><text:span text:style-name="T34">Get drive mapping</text:span></text:p>
      <text:p text:style-name="P16"><text:span text:style-name="T45">*</text:span><text:span text:style-name="T36">IDE_SNAPLOAD ($00FD)</text:span><text:tab/><text:tab/><text:span text:style-name="T34">Load a snapshot</text:span></text:p>
      <text:p text:style-name="P16"><text:span text:style-name="T45">*</text:span><text:span text:style-name="T36">IDE_PATH ($01b1)</text:span><text:tab/><text:tab/><text:tab/><text:span text:style-name="T34">Create, delete, change or get directory</text:span></text:p>
      <text:p text:style-name="P18"><text:span text:style-name="T36">%</text:span><text:span text:style-name="T46">IDE_CAPACITY ($</text:span><text:span text:style-name="T36">01b</text:span><text:span text:style-name="T46">4)</text:span><text:span text:style-name="T35"><text:tab/><text:tab/>Get card capacity</text:span></text:p>
      <text:p text:style-name="P18"><text:span text:style-name="T36">%</text:span><text:span text:style-name="T46">IDE_GET_LFN ($</text:span><text:span text:style-name="T36">01b</text:span><text:span text:style-name="T46">7)</text:span><text:span text:style-name="T35"><text:tab/><text:tab/>Get long filename</text:span></text:p>
      <text:p text:style-name="P21"><text:span text:style-name="T36">%IDE_BROWSER ($01ba)</text:span><text:tab/><text:tab/>File browser</text:p>
      <text:p text:style-name="P16"/>
      <text:p text:style-name="P16"><text:soft-page-break/></text:p>
      <text:p text:style-name="P20">The following non-filesystem-related API calls are provided:</text:p>
      <text:p text:style-name="P20"/>
      <text:p text:style-name="P16">IDE_STREAM_OPEN ($0056)<text:tab/><text:tab/><text:span text:style-name="T34">Open stream to a channel</text:span></text:p>
      <text:p text:style-name="P16">IDE_STREAM_CLOSE ($0059)<text:tab/><text:span text:style-name="T34">Close stream and attached channel</text:span></text:p>
      <text:p text:style-name="P16">IDE_STREAM_IN ($005c)<text:tab/><text:tab/><text:span text:style-name="T34">Get byte from current stream</text:span></text:p>
      <text:p text:style-name="P16">IDE_STREAM_OUT ($005f)<text:tab/><text:tab/><text:span text:style-name="T34">Write byte to current stream</text:span></text:p>
      <text:p text:style-name="P16">IDE_STREAM_PTR ($0062)<text:tab/><text:tab/><text:span text:style-name="T34">Get or set pointer information for current stream</text:span></text:p>
      <text:p text:style-name="P16"><text:span text:style-name="T36">%</text:span><text:span text:style-name="T51">IDE_BANK ($01bd)</text:span><text:span text:style-name="T72"><text:tab/><text:tab/><text:tab/>Allocate or free 8K banks in ZX or DivMMC memory</text:span></text:p>
      <text:p text:style-name="P16"><text:span text:style-name="T36">%</text:span><text:span text:style-name="T52">IDE_BASIC ($01c0)</text:span><text:span text:style-name="T74"><text:tab/><text:tab/>Execute a BASIC command line</text:span></text:p>
      <text:p text:style-name="P16"><text:span text:style-name="T36">%</text:span><text:span text:style-name="T52">IDE_STREAM_LINEIN ($01c3)</text:span><text:span text:style-name="T74"><text:tab/>Input line from current stream</text:span></text:p>
      <text:p text:style-name="P14"/>
      <text:p text:style-name="P9"/>
      <text:p text:style-name="P12">The following API calls are related to floppy drives and will not be useful for most software (included for legacy software use only):</text:p>
      <text:p text:style-name="P9"/>
      <text:p text:style-name="P9">DOS<text:span text:style-name="T28">_</text:span>REF<text:span text:style-name="T28">_</text:span>XDPB <text:span text:style-name="T29">($0151)<text:tab/><text:tab/></text:span>Point at XDPB for low level disk access</text:p>
      <text:p text:style-name="P9">DOS<text:span text:style-name="T28">_</text:span>MAP<text:span text:style-name="T28">_</text:span>B <text:span text:style-name="T29">($0154)<text:tab/><text:tab/><text:tab/></text:span>Map B: onto unit 0 or 1</text:p>
      <text:p text:style-name="P44"><text:span text:style-name="T18">DD</text:span><text:span text:style-name="T19">_</text:span><text:span text:style-name="T18">INTERFACE </text:span><text:span text:style-name="T20">($0157)<text:tab/><text:tab/></text:span><text:span text:style-name="T18">Is the floppy disk driver interface present?</text:span></text:p>
      <text:p text:style-name="P9">DD<text:span text:style-name="T28">_</text:span>INIT <text:span text:style-name="T29">($015A)<text:tab/><text:tab/><text:tab/></text:span>Initialise disk driver</text:p>
      <text:p text:style-name="P9">DD<text:span text:style-name="T28">_</text:span>SETUP <text:span text:style-name="T29">($015D)<text:tab/><text:tab/><text:tab/></text:span>Specify drive parameters</text:p>
      <text:p text:style-name="P9">DD<text:span text:style-name="T28">_</text:span>SET<text:span text:style-name="T28">_</text:span>RETRY <text:span text:style-name="T29">($0160)<text:tab/><text:tab/></text:span>Set try/retry count</text:p>
      <text:p text:style-name="P9">DD<text:span text:style-name="T28">_</text:span>READ<text:span text:style-name="T28">_</text:span>SECTOR <text:span text:style-name="T29">($0163)<text:tab/><text:tab/></text:span>Read a sector</text:p>
      <text:p text:style-name="P9">DD<text:span text:style-name="T28">_</text:span>WRITE<text:span text:style-name="T28">_</text:span>SECTOR <text:span text:style-name="T29">($0166)<text:tab/><text:tab/></text:span>Write a sector</text:p>
      <text:p text:style-name="P9">DD<text:span text:style-name="T28">_</text:span>CHECK<text:span text:style-name="T28">_</text:span>SECTOR <text:span text:style-name="T29">($0169)<text:tab/><text:tab/></text:span>Check a sector</text:p>
      <text:p text:style-name="P9">DD<text:span text:style-name="T28">_</text:span>FORMAT <text:span text:style-name="T29">($016C)<text:tab/><text:tab/><text:tab/></text:span>Format a track</text:p>
      <text:p text:style-name="P9">DD<text:span text:style-name="T28">_</text:span>READ<text:span text:style-name="T28">_</text:span>ID <text:span text:style-name="T29">($016F)<text:tab/><text:tab/></text:span>Read a sector identifier</text:p>
      <text:p text:style-name="P9">DD<text:span text:style-name="T28">_</text:span>TEST<text:span text:style-name="T28">_</text:span>UNSUITABLE <text:span text:style-name="T29">($0172)<text:tab/></text:span>Test media suitability</text:p>
      <text:p text:style-name="P9">DD<text:span text:style-name="T28">_</text:span>LOGIN <text:span text:style-name="T29">($0175)<text:tab/><text:tab/><text:tab/></text:span>Log in disk, initialise XDPB</text:p>
      <text:p text:style-name="P9">DD<text:span text:style-name="T28">_</text:span>SEL<text:span text:style-name="T28">_</text:span>FORMAT <text:span text:style-name="T29">($0178)<text:tab/><text:tab/></text:span>Pre-initialise XDPB for DD FORMAT</text:p>
      <text:p text:style-name="P9">DD<text:span text:style-name="T28">_</text:span>ASK<text:span text:style-name="T28">_</text:span>1 <text:span text:style-name="T29">($017B)<text:tab/><text:tab/><text:tab/></text:span>Is unit 1 (external drive) present?</text:p>
      <text:p text:style-name="P9">DD<text:span text:style-name="T28">_</text:span>DRIVE<text:span text:style-name="T28">_</text:span>STATUS <text:span text:style-name="T29">($017E)<text:tab/><text:tab/></text:span>Fetch drive status</text:p>
      <text:p text:style-name="P9">DD<text:span text:style-name="T28">_</text:span>EQUIPMENT <text:span text:style-name="T29">($0181)<text:tab/><text:tab/></text:span>What type of drive?</text:p>
      <text:p text:style-name="P9">DD<text:span text:style-name="T28">_</text:span>ENCODE <text:span text:style-name="T29">($0184)<text:tab/><text:tab/><text:tab/></text:span>Set intercept routine for copy protection</text:p>
      <text:p text:style-name="P9">DD<text:span text:style-name="T28">_</text:span>L<text:span text:style-name="T28">_</text:span>XDPB <text:span text:style-name="T29">($0187)<text:tab/><text:tab/><text:tab/></text:span>Initialise an XDPB from a disk specification</text:p>
      <text:p text:style-name="P9">DD<text:span text:style-name="T28">_</text:span>L<text:span text:style-name="T28">_</text:span>DPB <text:span text:style-name="T29">($018A)<text:tab/><text:tab/><text:tab/></text:span>Initialise a DPB from a disk specification</text:p>
      <text:p text:style-name="P9">DD<text:span text:style-name="T28">_</text:span>L<text:span text:style-name="T28">_</text:span>SEEK <text:span text:style-name="T29">($018D)<text:tab/><text:tab/><text:tab/></text:span>uPD765A seek driver</text:p>
      <text:p text:style-name="P9">DD<text:span text:style-name="T28">_</text:span>L<text:span text:style-name="T28">_</text:span>READ <text:span text:style-name="T29">($0190)<text:tab/><text:tab/><text:tab/></text:span>uPD765A read driver</text:p>
      <text:p text:style-name="P9">DD<text:span text:style-name="T28">_</text:span>L<text:span text:style-name="T28">_</text:span>WRITE <text:span text:style-name="T29">($0193)<text:tab/><text:tab/></text:span>uPD765A write driver</text:p>
      <text:p text:style-name="P10">DD<text:span text:style-name="T28">_</text:span>L<text:span text:style-name="T28">_</text:span>ON<text:span text:style-name="T28">_</text:span>MOTOR <text:span text:style-name="T29">($0196)<text:tab/><text:tab/></text:span>Motor on, wait for motor-on time</text:p>
      <text:p text:style-name="P9">DD<text:span text:style-name="T28">_</text:span>L<text:span text:style-name="T28">_</text:span>T<text:span text:style-name="T28">_</text:span>OFF<text:span text:style-name="T28">_</text:span>MOTOR <text:span text:style-name="T29">($0199)<text:tab/></text:span>Start the motor-off ticker</text:p>
      <text:p text:style-name="P72">DD<text:span text:style-name="T28">_</text:span>L<text:span text:style-name="T28">_</text:span>OFF<text:span text:style-name="T28">_</text:span>MOTOR <text:span text:style-name="T29">($019C)<text:tab/><text:tab/></text:span>Turn the motor off</text:p>
      <text:p text:style-name="P19"/>
      <text:p text:style-name="P19">The following API calls are present but generally for system use only and not useful for games/applications:</text:p>
      <text:p text:style-name="P13"/>
      <text:p text:style-name="P13">DOS_INITIALISE ($0100)<text:tab/><text:tab/><text:span text:style-name="T32">I</text:span>nitialise +3DOS</text:p>
      <text:p text:style-name="P14">IDE_INTERFACE ($00A3)<text:tab/><text:tab/>Initialise card interfaces</text:p>
      <text:p text:style-name="P14">IDE_INIT ($00A6)<text:tab/><text:tab/><text:tab/>Initialise IDEDOS</text:p>
      <text:p text:style-name="P15">IDE_DRIVE ($00A9)<text:tab/><text:tab/><text:tab/><text:span text:style-name="T33">Get unit handle</text:span></text:p>
      <text:p text:style-name="P15"><text:span text:style-name="T47">*</text:span><text:span text:style-name="T36">IDE_SECTOR_READ ($00AC)</text:span><text:tab/><text:span text:style-name="T33">Low-level sector read</text:span></text:p>
      <text:p text:style-name="P15"><text:span text:style-name="T47">*</text:span><text:span text:style-name="T36">IDE_SECTOR_</text:span><text:span text:style-name="T47">WRITE</text:span><text:span text:style-name="T36"> ($00A</text:span><text:span text:style-name="T47">F</text:span><text:span text:style-name="T36">)</text:span><text:tab/><text:span text:style-name="T33">Low-level sector write</text:span></text:p>
      <text:p text:style-name="P15"><text:span text:style-name="T47">*</text:span><text:span text:style-name="T36">IDE_PARTITION_NEW ($00B8)</text:span><text:tab/><text:span text:style-name="T33">Create partition</text:span></text:p>
      <text:p text:style-name="P15"><text:span text:style-name="T47">*</text:span><text:span text:style-name="T36">IDE_PARTITION_INIT ($00BB)</text:span><text:tab/><text:span text:style-name="T33">Initialise partition</text:span></text:p>
      <text:p text:style-name="P15">IDE_PARTITON_READ ($00C4)<text:tab/><text:span text:style-name="T33">Read a partition entry</text:span></text:p>
      <text:p text:style-name="P15">IDE_PARTITION_OPEN ($00CD)<text:tab/><text:span text:style-name="T33">Open a partition</text:span></text:p>
      <text:p text:style-name="P15">IDE_PARTITION_CLOSE ($00D0)<text:tab/><text:span text:style-name="T33">Close a partition</text:span></text:p>
      <text:p text:style-name="P16">IDE_PARTITIONS ($01a5)<text:tab/><text:tab/><text:span text:style-name="T34">Get number of open partitions</text:span></text:p>
      <text:p text:style-name="P17"/>
      <text:p text:style-name="P15"/>
      <text:p text:style-name="P6"><text:soft-page-break/>The following API calls were previously available in +3DOS/IDEDOS but are now deprecated and will return an error of rc_notimp:</text:p>
      <text:p text:style-name="P5"/>
      <text:p text:style-name="P11">DOS<text:span text:style-name="T28">_</text:span>OPEN<text:span text:style-name="T28">_</text:span>DRIVE <text:span text:style-name="T29">($014B)<text:tab/><text:tab/></text:span>Open a drive as a single file</text:p>
      <text:p text:style-name="P14">IDE_FORMAT ($00B2)<text:tab/><text:tab/><text:span text:style-name="T33">Format a partition</text:span></text:p>
      <text:p text:style-name="P14">IDE_PARTITION_ERASE ($00BE)<text:tab/><text:span text:style-name="T33">Delete a partition</text:span></text:p>
      <text:p text:style-name="P14">IDE_PARTITION_RENAME ($00C1)<text:tab/><text:span text:style-name="T33">Rename a partition</text:span></text:p>
      <text:p text:style-name="P14">IDE_PARTITION_WRITE ($00C7)<text:tab/><text:span text:style-name="T33">Write a partition entry</text:span></text:p>
      <text:p text:style-name="P14">IDE_PARTITION_WINFO ($00CA)<text:tab/><text:span text:style-name="T33">Write type-specific partition information</text:span></text:p>
      <text:p text:style-name="P14">IDE_PARTITION_GETINFO ($00D3)<text:tab/><text:span text:style-name="T33">Get byte from type-specific partition information</text:span></text:p>
      <text:p text:style-name="P14">IDE_PARTITION_SETINFO ($00D6)<text:tab/><text:span text:style-name="T33">Set byte in type-specific partition information</text:span></text:p>
      <text:p text:style-name="P16">IDE_DOS_UNPERMANENT ($00FA)<text:tab/><text:span text:style-name="T34">Remove permanent drive mapping</text:span></text:p>
      <text:p text:style-name="P16">IDE_IDENTIFY ($01a2)<text:tab/><text:tab/><text:span text:style-name="T34">Return IDE drive identity information</text:span></text:p>
      <text:p text:style-name="P16"/>
      <text:p text:style-name="P16"/>
      <text:p text:style-name="P16"/>
      <text:p text:style-name="P41"/>
      <text:p text:style-name="P73">Updated calls</text:p>
      <text:p text:style-name="P41"/>
      <text:p text:style-name="P22">The following calls have new/updated features, which are highlighted in <text:span text:style-name="T36">GREEN</text:span>. <text:span text:style-name="T54">(Some changes are due to removed parameters which are not shown). </text:span><text:span text:style-name="T10">NOTE:</text:span><text:span text:style-name="T54"> Calls for internal use only have not yet been included here.</text:span></text:p>
      <text:p text:style-name="Preformatted_20_Text"/>
      <text:p text:style-name="P57">As well as describing additional features, DOS_CATALOG contains additional text which clarifies points that are not obvious from the documentation in the original +3 manual.</text:p>
      <text:p text:style-name="P58"/>
      <text:p text:style-name="P58"/>
      <text:p text:style-name="P58"/>
      <text:p text:style-name="P59">DOS<text:span text:style-name="T55">_</text:span>OPEN</text:p>
      <text:p text:style-name="P59">0106h (262)</text:p>
      <text:p text:style-name="P59"/>
      <text:p text:style-name="P58">Create and/or open a file</text:p>
      <text:p text:style-name="P58"/>
      <text:p text:style-name="P58">There is a choice of action depending on whether or not the file</text:p>
      <text:p text:style-name="P58">already exists. The choices are 'open action' or 'create action', and</text:p>
      <text:p text:style-name="P58">are specified in DE. If the file already exists, then the open action</text:p>
      <text:p text:style-name="P58">is followed; otherwise the create action is followed.</text:p>
      <text:p text:style-name="P58"/>
      <text:p text:style-name="P58">Open action</text:p>
      <text:p text:style-name="P58"/>
      <text:p text:style-name="P58"><text:s text:c="8"/><text:span text:style-name="T13">0. Error - File already exists.</text:span></text:p>
      <text:p text:style-name="P58"/>
      <text:p text:style-name="P58"><text:s text:c="8"/><text:span text:style-name="T13">1. Open the file, read the header (if any). Position file</text:span></text:p>
      <text:p text:style-name="P58"><text:s text:c="11"/><text:span text:style-name="T13">pointer after header.</text:span></text:p>
      <text:p text:style-name="P58"/>
      <text:p text:style-name="P58"><text:s text:c="8"/><text:span text:style-name="T13">2. Open the file, ignore any header. Position file pointer at</text:span></text:p>
      <text:p text:style-name="P58"><text:s text:c="11"/><text:span text:style-name="T13">000000h (0).</text:span></text:p>
      <text:p text:style-name="P58"/>
      <text:p text:style-name="P58"><text:s text:c="8"/><text:span text:style-name="T13">3. Assume given filename is 'filename.type'. Erase</text:span></text:p>
      <text:p text:style-name="P58"><text:s text:c="11"/><text:span text:style-name="T13">'filename.BAK' (if it exists). Rename 'filename.type' to</text:span></text:p>
      <text:p text:style-name="P58"><text:s text:c="11"/><text:span text:style-name="T13">'filename.BAK'. Follow create action.</text:span></text:p>
      <text:p text:style-name="P58"/>
      <text:p text:style-name="P58"><text:s text:c="8"/><text:span text:style-name="T13">4. Erase existing version. Follow create action.</text:span></text:p>
      <text:p text:style-name="P58"/>
      <text:p text:style-name="P58">Create action</text:p>
      <text:p text:style-name="P58"/>
      <text:p text:style-name="P58"><text:s text:c="8"/><text:span text:style-name="T13">0. Error - File does not exist.</text:span></text:p>
      <text:p text:style-name="P58"/>
      <text:p text:style-name="P58"><text:s text:c="8"/><text:span text:style-name="T13">1. Create and open new file with a header. Position file</text:span></text:p>
      <text:p text:style-name="P58"><text:s text:c="11"/><text:span text:style-name="T13">pointer after header.</text:span></text:p>
      <text:p text:style-name="P58"/>
      <text:p text:style-name="P58"><text:s text:c="8"/><text:span text:style-name="T13">2. Create and open new file without a header. Position file</text:span></text:p>
      <text:p text:style-name="P58"><text:s text:c="11"/><text:span text:style-name="T13">pointer at 000000h (0).</text:span></text:p>
      <text:p text:style-name="P58"/>
      <text:p text:style-name="P58">(Example: To simulate the tape action of... 'if the file exists open</text:p>
      <text:p text:style-name="P58">it, otherwise create it with a header', set open action = 1, create</text:p>
      <text:p text:style-name="P58">action = 1.)</text:p>
      <text:p text:style-name="P58"/>
      <text:p text:style-name="P58">(Example: To open a file and report an error if it does not exist, set</text:p>
      <text:p text:style-name="P58">open action = 1, create action = 0.)</text:p>
      <text:p text:style-name="P58"/>
      <text:p text:style-name="P58">(Example: To create a new file with a header, first renaming any</text:p>
      <text:p text:style-name="P58">existing version to '.BAK', set open action = 3, create action = 1.)</text:p>
      <text:p text:style-name="P58"/>
      <text:p text:style-name="P58">Files with headers have their EOF position recorded as the smallest</text:p>
      <text:p text:style-name="P58">byte position greater than all written byte positions.</text:p>
      <text:p text:style-name="P58"/>
      <text:p text:style-name="P58"><text:soft-page-break/>Files without headers have their EOF position recorded as the byte at</text:p>
      <text:p text:style-name="P58">the start of the smallest 128 byte record position greater than all</text:p>
      <text:p text:style-name="P58">written record positions.</text:p>
      <text:p text:style-name="P58"/>
      <text:p text:style-name="P58">Soft-EOF is the character 1Ah (26) and is nothing to do with the EOF</text:p>
      <text:p text:style-name="P58">position, only the routine DOS BYTE READ knows about soft-EOF.</text:p>
      <text:p text:style-name="P58"/>
      <text:p text:style-name="P58">The header data area is 8 bytes long and may be used by the caller for</text:p>
      <text:p text:style-name="P58">any purpose whatsoever. If open action = 1, and the file exists (and</text:p>
      <text:p text:style-name="P58">has a header), then the header data is read from the file, otherwise</text:p>
      <text:p text:style-name="P58">the header data is zeroised. The header data is available even if the</text:p>
      <text:p text:style-name="P58">file does not have a header. Call DOS REF HEAD to access the header</text:p>
      <text:p text:style-name="P58">data.</text:p>
      <text:p text:style-name="P58"/>
      <text:p text:style-name="P58">Note that +3 BASIC makes use of the first 7 of these 8 bytes as</text:p>
      <text:p text:style-name="P58">follows:</text:p>
      <text:p text:style-name="P58"/>
      <text:p text:style-name="P58">+---------------+-------+-------+-------+-------+-------+-------+-------+</text:p>
      <text:p text:style-name="P58">| BYTE <text:s text:c="9"/>| <text:s text:c="2"/>0 <text:s text:c="2"/>| <text:s text:c="2"/>1 <text:s text:c="2"/>| <text:s text:c="2"/>2 <text:s text:c="2"/>| <text:s text:c="2"/>3 <text:s text:c="2"/>| <text:s text:c="2"/>4 <text:s text:c="2"/>| <text:s text:c="2"/>5 <text:s text:c="2"/>| <text:s text:c="2"/>6 <text:s text:c="2"/>|</text:p>
      <text:p text:style-name="P58">+---------------+-------+-------+-------+-------+-------+-------+-------+</text:p>
      <text:p text:style-name="P58">| Program <text:s text:c="10"/>0 <text:s text:c="2"/>file length <text:s text:c="4"/>8000h or LINE <text:s text:c="2"/>offset to prog <text:s/>|</text:p>
      <text:p text:style-name="P58">| Numeric array <text:s text:c="4"/>1 <text:s text:c="2"/>file length <text:s text:c="4"/>xxx <text:s text:c="4"/>name <text:s text:c="3"/>xxx <text:s text:c="4"/>xxx <text:s text:c="4"/>|</text:p>
      <text:p text:style-name="P58">| Character array <text:s text:c="2"/>2 <text:s text:c="2"/>file length <text:s text:c="4"/>xxx <text:s text:c="4"/>name <text:s text:c="3"/>xxx <text:s text:c="4"/>xxx <text:s text:c="4"/>|</text:p>
      <text:p text:style-name="P58">| CODE or SCREEN$ <text:s text:c="2"/>3 <text:s text:c="2"/>file length <text:s text:c="4"/>load address <text:s text:c="3"/>xxx <text:s text:c="4"/>xxx <text:s text:c="4"/>|</text:p>
      <text:p text:style-name="P58">+-----------------------------------------------------------------------+</text:p>
      <text:p text:style-name="P58"/>
      <text:p text:style-name="P58">(xxx = doesn't matter)</text:p>
      <text:p text:style-name="P58"/>
      <text:p text:style-name="P58">If creating a file that will subsequently be LOADed within BASIC, then</text:p>
      <text:p text:style-name="P58">these bytes should be filled with the relevant values.</text:p>
      <text:p text:style-name="P58"/>
      <text:p text:style-name="P58">If the file is opened with exclusive-write or exclusive-read-write</text:p>
      <text:p text:style-name="P58">access (and the file has a header), then the header is updated when</text:p>
      <text:p text:style-name="P58">the file is closed.</text:p>
      <text:p text:style-name="P58"/>
      <text:p text:style-name="P58">A file that is already open for shared-read access on another file</text:p>
      <text:p text:style-name="P58">number may only be opened for shared-read access on this file number.</text:p>
      <text:p text:style-name="P58"/>
      <text:p text:style-name="P58">A file that is already open for exclusive-read or exclusive-write or</text:p>
      <text:p text:style-name="P58">exclusive-read-write access on another file number may not be opened</text:p>
      <text:p text:style-name="P58">on this file number.</text:p>
      <text:p text:style-name="P53"/>
      <text:p text:style-name="P54">If the open action is 1 or 2 and the create action is 0 (ie only an existing file is to be opened) then the filename may optionally contain the wildcard characters * and ?. In this case, the first file that matches the wildcard will be opened.</text:p>
      <text:p text:style-name="P58"/>
      <text:p text:style-name="P58">ENTRY CONDITIONS</text:p>
      <text:p text:style-name="P58"><text:s text:c="8"/><text:span text:style-name="T13">B = File number 0...15</text:span></text:p>
      <text:p text:style-name="P58"><text:s text:c="8"/><text:span text:style-name="T13">C = Access mode required</text:span></text:p>
      <text:p text:style-name="P58"><text:s text:c="16"/><text:span text:style-name="T13">Bits 0...2 values:</text:span></text:p>
      <text:p text:style-name="P58"><text:s text:c="24"/><text:span text:style-name="T13">1 = exclusive-read</text:span></text:p>
      <text:p text:style-name="P58"><text:s text:c="24"/><text:span text:style-name="T13">2 = exclusive-write</text:span></text:p>
      <text:p text:style-name="P58"><text:s text:c="24"/><text:span text:style-name="T13">3 = exclusive-read-write</text:span></text:p>
      <text:p text:style-name="P58"><text:s text:c="24"/><text:span text:style-name="T13">5 = shared-read</text:span></text:p>
      <text:p text:style-name="P58"><text:s text:c="16"/><text:span text:style-name="T13">Bits 3...7 = 0 (reserved)</text:span></text:p>
      <text:p text:style-name="P58"><text:s text:c="8"/><text:span text:style-name="T13">D = Create action</text:span></text:p>
      <text:p text:style-name="P58"><text:s text:c="8"/><text:span text:style-name="T13">E = Open action</text:span></text:p>
      <text:p text:style-name="P58"><text:s text:c="8"/><text:span text:style-name="T13">HL = Address of filename (no wildcards</text:span><text:span text:style-name="T37">, </text:span><text:span text:style-name="T40">unless D=0 and E=1 or 2</text:span><text:span text:style-name="T13">)</text:span></text:p>
      <text:p text:style-name="P58"/>
      <text:p text:style-name="P58">EXIT CONDITIONS</text:p>
      <text:p text:style-name="P58"><text:s text:c="8"/><text:span text:style-name="T13">If file newly created:</text:span></text:p>
      <text:p text:style-name="P58"><text:soft-page-break/><text:s text:c="16"/><text:span text:style-name="T13">Carry true</text:span></text:p>
      <text:p text:style-name="P58"><text:s text:c="16"/><text:span text:style-name="T13">Zero true</text:span></text:p>
      <text:p text:style-name="P58"><text:s text:c="16"/><text:span text:style-name="T13">A corrupt</text:span></text:p>
      <text:p text:style-name="P58"><text:s text:c="8"/><text:span text:style-name="T13">If existing file opened:</text:span></text:p>
      <text:p text:style-name="P58"><text:s text:c="16"/><text:span text:style-name="T13">Carry true</text:span></text:p>
      <text:p text:style-name="P58"><text:s text:c="16"/><text:span text:style-name="T13">Zero false</text:span></text:p>
      <text:p text:style-name="P58"><text:s text:c="16"/><text:span text:style-name="T13">A corrupt</text:span></text:p>
      <text:p text:style-name="P58"><text:s text:c="8"/><text:span text:style-name="T13">Otherwise:</text:span></text:p>
      <text:p text:style-name="P58"><text:s text:c="16"/><text:span text:style-name="T13">Carry false</text:span></text:p>
      <text:p text:style-name="P58"><text:s text:c="16"/><text:span text:style-name="T13">A = Error code</text:span></text:p>
      <text:p text:style-name="P58"><text:s text:c="8"/><text:span text:style-name="T13">Always:</text:span></text:p>
      <text:p text:style-name="P58"><text:s text:c="16"/><text:span text:style-name="T13">BC DE HL IX corrupt</text:span></text:p>
      <text:p text:style-name="P58"><text:s text:c="16"/><text:span text:style-name="T13">All other registers preserved</text:span></text:p>
      <text:p text:style-name="P58"><text:line-break/></text:p>
      <text:p text:style-name="P58"/>
      <text:p text:style-name="P45">DOS<text:span text:style-name="T55">_</text:span>CATALOG</text:p>
      <text:p text:style-name="P45">011Eh (286)</text:p>
      <text:p text:style-name="P45"/>
      <text:p text:style-name="Preformatted_20_Text">Fills a buffer with part of the directory.</text:p>
      <text:p text:style-name="Preformatted_20_Text"/>
      <text:p text:style-name="Preformatted_20_Text">The filename <text:span text:style-name="T50">optionally</text:span><text:span text:style-name="T55"> </text:span>specifies the drive, <text:span text:style-name="T50">path,</text:span> user and a (possibly ambiguous) filename<text:span text:style-name="T36"> </text:span><text:span text:style-name="T50">(which may contain wildcard characters ? and *)</text:span><text:span text:style-name="T36">.</text:span></text:p>
      <text:p text:style-name="Preformatted_20_Text"/>
      <text:p text:style-name="Preformatted_20_Text">Since the size of a directory is variable (and may be quite large),</text:p>
      <text:p text:style-name="Preformatted_20_Text">this routine permits the directory to be catalogued in a number of</text:p>
      <text:p text:style-name="Preformatted_20_Text">small sections. The caller passes a buffer pre-loaded with the first</text:p>
      <text:p text:style-name="Preformatted_20_Text">required filename, or zeroes for the start of the directory. The</text:p>
      <text:p text:style-name="Preformatted_20_Text">buffer is loaded with part (or all, if it fits) of the directory</text:p>
      <text:p text:style-name="Preformatted_20_Text">sorted in ASCII order. If more of the directory is required, this</text:p>
      <text:p text:style-name="Preformatted_20_Text">routine is re-called with the buffer re-initialised with the last file</text:p>
      <text:p text:style-name="Preformatted_20_Text">previously returned. This procedure is followed repeatedly until all</text:p>
      <text:p text:style-name="Preformatted_20_Text">of the directory has been catalogued.</text:p>
      <text:p text:style-name="Preformatted_20_Text"/>
      <text:p text:style-name="Preformatted_20_Text">Note that +3DOS format disks (which are the same as single-sided,</text:p>
      <text:p text:style-name="Preformatted_20_Text">single track AMSTRAD PCW range format disks) may have a maximum of 64</text:p>
      <text:p text:style-name="Preformatted_20_Text">directory entries.</text:p>
      <text:p text:style-name="Preformatted_20_Text"/>
      <text:p text:style-name="Preformatted_20_Text">Buffer format:</text:p>
      <text:p text:style-name="Preformatted_20_Text"/>
      <text:p text:style-name="Preformatted_20_Text"><text:s text:c="8"/><text:span text:style-name="T13">Entry 0</text:span></text:p>
      <text:p text:style-name="Preformatted_20_Text"><text:s text:c="8"/><text:span text:style-name="T13">Entry 1</text:span></text:p>
      <text:p text:style-name="Preformatted_20_Text"><text:s text:c="8"/><text:span text:style-name="T13">Entry 2</text:span></text:p>
      <text:p text:style-name="Preformatted_20_Text"><text:s text:c="8"/><text:span text:style-name="T13">Entry 3</text:span></text:p>
      <text:p text:style-name="Preformatted_20_Text"><text:s text:c="8"/><text:span text:style-name="T13">...to...</text:span></text:p>
      <text:p text:style-name="Preformatted_20_Text"><text:s text:c="8"/><text:span text:style-name="T13">Entry n</text:span></text:p>
      <text:p text:style-name="Preformatted_20_Text"/>
      <text:p text:style-name="Preformatted_20_Text">Entry 0 must be preloaded with the first 'filename.type'</text:p>
      <text:p text:style-name="Preformatted_20_Text">required. Entry 1 will contain the first matching filename greater</text:p>
      <text:p text:style-name="Preformatted_20_Text">than the preloaded entry (if any). A zeroised preload entry is OK.</text:p>
      <text:p text:style-name="Preformatted_20_Text"/>
      <text:p text:style-name="Preformatted_20_Text">If the buffer is too small for the directory, this routine can be</text:p>
      <text:p text:style-name="Preformatted_20_Text">called again with entry 0 replaced by entry n to fetch the next part</text:p>
      <text:p text:style-name="Preformatted_20_Text">of the directory.</text:p>
      <text:p text:style-name="Preformatted_20_Text"/>
      <text:p text:style-name="Preformatted_20_Text">Entry format (13 bytes long):</text:p>
      <text:p text:style-name="Preformatted_20_Text"/>
      <text:p text:style-name="Preformatted_20_Text"><text:s text:c="8"/><text:span text:style-name="T13">Bytes 0...7 <text:s text:c="4"/>- Filename (ASCII) left justified, space</text:span></text:p>
      <text:p text:style-name="Preformatted_20_Text"><text:s text:c="27"/><text:span text:style-name="T13">filled</text:span></text:p>
      <text:p text:style-name="Preformatted_20_Text"><text:s text:c="8"/><text:span text:style-name="T13">Bytes 6...10 <text:s text:c="3"/>- Type (ASCII) left justified, space filledd</text:span></text:p>
      <text:p text:style-name="Preformatted_20_Text"><text:s text:c="8"/><text:span text:style-name="T13">Bytes 11...12 <text:s text:c="2"/>- Size in kilobytes (binary)</text:span></text:p>
      <text:p text:style-name="Preformatted_20_Text"/>
      <text:p text:style-name="P60"><text:soft-page-break/><text:span text:style-name="T13">Any of the filename or extension characters may have bit 7 set, as described in the section on file attributes, so these should be masked off if not required.</text:span></text:p>
      <text:p text:style-name="P60"><text:span text:style-name="T13"/></text:p>
      <text:p text:style-name="Preformatted_20_Text">The file size is the amount of disk space allocated to the file, not</text:p>
      <text:p text:style-name="Preformatted_20_Text">necessarily the same as the amount used by the file.</text:p>
      <text:p text:style-name="Preformatted_20_Text"/>
      <text:p text:style-name="Preformatted_20_Text">ENTRY CONDITIONS</text:p>
      <text:p text:style-name="Preformatted_20_Text"><text:s text:c="8"/><text:span text:style-name="T13">B = n+1, size of buffer in entries, &gt;=2</text:span></text:p>
      <text:p text:style-name="Preformatted_20_Text"><text:s text:c="8"/><text:span text:style-name="T13">C = Filter </text:span><text:span text:style-name="T57">(if bit is set)</text:span></text:p>
      <text:p text:style-name="Preformatted_20_Text"><text:s text:c="16"/><text:span text:style-name="T13">bit 0 = include system files</text:span></text:p>
      <text:p text:style-name="P52"><text:span text:style-name="T13"><text:tab/><text:tab/> <text:s text:c="3"/></text:span><text:span text:style-name="T15">bit 1 = set bit 7 of f7 (the 7</text:span><text:span text:style-name="T56">th</text:span><text:span text:style-name="T15"> character in the filename) if <text:tab/><text:tab/><text:tab/> <text:s text:c="5"/>the </text:span><text:span text:style-name="T17">entry</text:span><text:span text:style-name="T15"> has a valid LFN (long filename) which can be</text:span></text:p>
      <text:p text:style-name="P52"><text:span text:style-name="T15"><text:tab/><text:tab/><text:tab/><text:tab/>obtained with the IDE_GET_LFN call</text:span></text:p>
      <text:p text:style-name="P55"><text:span text:style-name="T15"><text:tab/><text:tab/> <text:s text:c="3"/>bit 2 = include directories, and set bit 7 of f8 (the 8</text:span><text:span text:style-name="T56">th</text:span></text:p>
      <text:p text:style-name="P55"><text:span text:style-name="T56"><text:tab/><text:tab/><text:tab/><text:tab/></text:span><text:span text:style-name="T15">character in the filename) if the entry is a directory</text:span></text:p>
      <text:p text:style-name="Preformatted_20_Text"><text:s text:c="16"/><text:span text:style-name="T13">bits </text:span><text:span text:style-name="T41">3</text:span><text:span text:style-name="T13">...7 = 0 (reserved)</text:span></text:p>
      <text:p text:style-name="Preformatted_20_Text"><text:s text:c="8"/><text:span text:style-name="T13">DE = Address of buffer (first entry initialised)</text:span></text:p>
      <text:p text:style-name="Preformatted_20_Text"><text:s text:c="8"/><text:span text:style-name="T13">HL = Address of filename (wildcards permitted)</text:span></text:p>
      <text:p text:style-name="Preformatted_20_Text"/>
      <text:p text:style-name="Preformatted_20_Text">EXIT CONDITIONS</text:p>
      <text:p text:style-name="Preformatted_20_Text"><text:s text:c="8"/><text:span text:style-name="T13">If OK:</text:span></text:p>
      <text:p text:style-name="Preformatted_20_Text"><text:s text:c="16"/><text:span text:style-name="T13">Carry true</text:span></text:p>
      <text:p text:style-name="Preformatted_20_Text"><text:s text:c="16"/><text:span text:style-name="T13">A corrupt</text:span></text:p>
      <text:p text:style-name="Preformatted_20_Text"><text:s text:c="16"/><text:span text:style-name="T13">B = Number of completed entries in buffer, 0...n.</text:span></text:p>
      <text:p text:style-name="Preformatted_20_Text"><text:s text:c="20"/><text:span text:style-name="T13">(If B = n, there may be more to come).</text:span></text:p>
      <text:p text:style-name="P56"><text:span text:style-name="T13"><text:tab/><text:tab/> <text:s text:c="3"/></text:span><text:span text:style-name="T16">HL = Directory handle, required to obtain long filenames</text:span></text:p>
      <text:p text:style-name="P56"><text:span text:style-name="T16"><text:tab/><text:tab/><text:tab/> <text:s text:c="2"/>with IDE_GET_LFN</text:span></text:p>
      <text:p text:style-name="P52"/>
      <text:p text:style-name="Preformatted_20_Text"><text:s text:c="8"/><text:span text:style-name="T13">Otherwise:</text:span></text:p>
      <text:p text:style-name="Preformatted_20_Text"><text:s text:c="16"/><text:span text:style-name="T13">Carry false</text:span></text:p>
      <text:p text:style-name="Preformatted_20_Text"><text:s text:c="16"/><text:span text:style-name="T13">A = Error code</text:span></text:p>
      <text:p text:style-name="Preformatted_20_Text"><text:s text:c="16"/><text:span text:style-name="T13">B </text:span><text:span text:style-name="T16">HL </text:span><text:span text:style-name="T13">corrupt</text:span></text:p>
      <text:p text:style-name="Preformatted_20_Text"><text:s text:c="8"/><text:span text:style-name="T13">Always:</text:span></text:p>
      <text:p text:style-name="Preformatted_20_Text"><text:s text:c="16"/><text:span text:style-name="T13">C DE HL IX corrupt</text:span></text:p>
      <text:p text:style-name="Preformatted_20_Text"><text:s text:c="16"/><text:span text:style-name="T13">All other registers preserved</text:span></text:p>
      <text:p text:style-name="Preformatted_20_Text"/>
      <text:p text:style-name="Preformatted_20_Text"><text:line-break/></text:p>
      <text:p text:style-name="Preformatted_20_Text"/>
      <text:p text:style-name="P45">DOS<text:span text:style-name="T55">_</text:span>FREE<text:span text:style-name="T55">_</text:span>SPACE</text:p>
      <text:p text:style-name="P45">0121h (289)</text:p>
      <text:p text:style-name="P45"/>
      <text:p text:style-name="Preformatted_20_Text">How much free space is there on this drive?</text:p>
      <text:p text:style-name="Preformatted_20_Text"/>
      <text:p text:style-name="Preformatted_20_Text">ENTRY CONDITIONS</text:p>
      <text:p text:style-name="Preformatted_20_Text"><text:s text:c="8"/><text:span text:style-name="T13">A = Drive, ASCII 'A'...'P'</text:span></text:p>
      <text:p text:style-name="Preformatted_20_Text"/>
      <text:p text:style-name="Preformatted_20_Text">EXIT CONDITIONS</text:p>
      <text:p text:style-name="Preformatted_20_Text"><text:s text:c="8"/><text:span text:style-name="T13">If OK:</text:span></text:p>
      <text:p text:style-name="Preformatted_20_Text"><text:s text:c="16"/><text:span text:style-name="T13">Carry true</text:span></text:p>
      <text:p text:style-name="Preformatted_20_Text"><text:s text:c="16"/><text:span text:style-name="T13">A corrupt</text:span></text:p>
      <text:p text:style-name="Preformatted_20_Text"><text:s text:c="16"/><text:span text:style-name="T13">HL = Free space (in kilobytes, </text:span><text:span text:style-name="T38">clamped to maximum 65535K</text:span><text:span text:style-name="T13">)</text:span></text:p>
      <text:p text:style-name="Preformatted_20_Text"><text:span text:style-name="T13"><text:tab/><text:tab/> <text:s text:c="3"/></text:span><text:span text:style-name="T38">BCDE = Free space (in kilobytes)</text:span></text:p>
      <text:p text:style-name="Preformatted_20_Text"><text:span text:style-name="T13"/></text:p>
      <text:p text:style-name="Preformatted_20_Text"><text:s text:c="8"/><text:span text:style-name="T13">Otherwise:</text:span></text:p>
      <text:p text:style-name="Preformatted_20_Text"><text:s text:c="16"/><text:span text:style-name="T13">Carry false</text:span></text:p>
      <text:p text:style-name="Preformatted_20_Text"><text:s text:c="16"/><text:span text:style-name="T13">A = Error code</text:span></text:p>
      <text:p text:style-name="Preformatted_20_Text"><text:s text:c="16"/><text:span text:style-name="T13">HL corrupt</text:span></text:p>
      <text:p text:style-name="Preformatted_20_Text"><text:s text:c="8"/><text:span text:style-name="T13">Always:</text:span></text:p>
      <text:p text:style-name="Preformatted_20_Text"><text:s text:c="16"/><text:span text:style-name="T13">BC DE IX corrupt</text:span></text:p>
      <text:p text:style-name="Preformatted_20_Text"><text:s text:c="16"/><text:span text:style-name="T13">All other registers preserved</text:span></text:p>
      <text:p text:style-name="Preformatted_20_Text"/>
      <text:p text:style-name="Preformatted_20_Text"><text:soft-page-break/></text:p>
      <text:p text:style-name="Preformatted_20_Text"/>
      <text:p text:style-name="P45">DOS<text:span text:style-name="T55">_</text:span>GET<text:span text:style-name="T55">_</text:span>POSITION</text:p>
      <text:p text:style-name="P45">0133h (307)</text:p>
      <text:p text:style-name="P45"/>
      <text:p text:style-name="Preformatted_20_Text">Get the file pointer.</text:p>
      <text:p text:style-name="Preformatted_20_Text"/>
      <text:p text:style-name="Preformatted_20_Text">ENTRY CONDITIONS</text:p>
      <text:p text:style-name="Preformatted_20_Text"><text:s text:c="8"/><text:span text:style-name="T13">B = File number</text:span></text:p>
      <text:p text:style-name="Preformatted_20_Text"/>
      <text:p text:style-name="Preformatted_20_Text">EXIT CONDITIONS</text:p>
      <text:p text:style-name="Preformatted_20_Text"><text:s text:c="8"/><text:span text:style-name="T13">If OK:</text:span></text:p>
      <text:p text:style-name="Preformatted_20_Text"><text:s text:c="16"/><text:span text:style-name="T13">Carry true</text:span></text:p>
      <text:p text:style-name="Preformatted_20_Text"><text:s text:c="16"/><text:span text:style-name="T13">A corrupt</text:span></text:p>
      <text:p text:style-name="Preformatted_20_Text"><text:s text:c="16"/><text:span text:style-name="T48">D</text:span><text:span text:style-name="T13">EHL = File pointer</text:span></text:p>
      <text:p text:style-name="Preformatted_20_Text"><text:s text:c="16"/><text:span text:style-name="T13">(</text:span><text:span text:style-name="T39">D</text:span><text:span text:style-name="T13"> holds most significant byte; L holds lea</text:span><text:span text:style-name="T14">s</text:span><text:span text:style-name="T13">t</text:span></text:p>
      <text:p text:style-name="Preformatted_20_Text"><text:s text:c="16"/><text:span text:style-name="T13">significant byte)</text:span></text:p>
      <text:p text:style-name="Preformatted_20_Text"><text:s text:c="8"/><text:span text:style-name="T13">Otherwise:</text:span></text:p>
      <text:p text:style-name="Preformatted_20_Text"><text:s text:c="16"/><text:span text:style-name="T13">Carry false</text:span></text:p>
      <text:p text:style-name="Preformatted_20_Text"><text:s text:c="16"/><text:span text:style-name="T13">A = Error code</text:span></text:p>
      <text:p text:style-name="Preformatted_20_Text"><text:s text:c="16"/><text:span text:style-name="T48">D</text:span><text:span text:style-name="T13">E HL corrupt</text:span></text:p>
      <text:p text:style-name="Preformatted_20_Text"><text:s text:c="8"/><text:span text:style-name="T13">Always:</text:span></text:p>
      <text:p text:style-name="Preformatted_20_Text"><text:s text:c="16"/><text:span text:style-name="T13">BC IX corrupt</text:span></text:p>
      <text:p text:style-name="Preformatted_20_Text"><text:s text:c="16"/><text:span text:style-name="T13">All other registers preserved</text:span></text:p>
      <text:p text:style-name="Preformatted_20_Text"/>
      <text:p text:style-name="Preformatted_20_Text"/>
      <text:p text:style-name="Preformatted_20_Text"/>
      <text:p text:style-name="P45">DOS<text:span text:style-name="T55">_</text:span>GET<text:span text:style-name="T55">_</text:span>EOF</text:p>
      <text:p text:style-name="P45">0139h (313)</text:p>
      <text:p text:style-name="P45"/>
      <text:p text:style-name="Preformatted_20_Text">Get the end of file (EOF) file position greater than all written byte</text:p>
      <text:p text:style-name="Preformatted_20_Text">positions.</text:p>
      <text:p text:style-name="Preformatted_20_Text"/>
      <text:p text:style-name="Preformatted_20_Text">Does not affect the file pointer.</text:p>
      <text:p text:style-name="Preformatted_20_Text"/>
      <text:p text:style-name="Preformatted_20_Text">Does not consider soft-EOF.</text:p>
      <text:p text:style-name="Preformatted_20_Text"/>
      <text:p text:style-name="Preformatted_20_Text">ENTRY CONDITIONS</text:p>
      <text:p text:style-name="Preformatted_20_Text"><text:s text:c="8"/><text:span text:style-name="T13">B = File number</text:span></text:p>
      <text:p text:style-name="Preformatted_20_Text"/>
      <text:p text:style-name="Preformatted_20_Text">EXIT CONDITIONS</text:p>
      <text:p text:style-name="Preformatted_20_Text"><text:s text:c="8"/><text:span text:style-name="T13">If OK:</text:span></text:p>
      <text:p text:style-name="Preformatted_20_Text"><text:s text:c="16"/><text:span text:style-name="T13">Carry true</text:span></text:p>
      <text:p text:style-name="Preformatted_20_Text"><text:s text:c="16"/><text:span text:style-name="T13">A corrupt</text:span></text:p>
      <text:p text:style-name="Preformatted_20_Text"><text:s text:c="16"/><text:span text:style-name="T48">D</text:span><text:span text:style-name="T13">EHL = File pointer</text:span></text:p>
      <text:p text:style-name="Preformatted_20_Text"><text:s text:c="16"/><text:span text:style-name="T13">(</text:span><text:span text:style-name="T39">D</text:span><text:span text:style-name="T13"> holds most significant byte; L holds lea</text:span><text:span text:style-name="T14">s</text:span><text:span text:style-name="T13">t</text:span></text:p>
      <text:p text:style-name="Preformatted_20_Text"><text:s text:c="16"/><text:span text:style-name="T13">significant byte)</text:span></text:p>
      <text:p text:style-name="Preformatted_20_Text"><text:s text:c="8"/><text:span text:style-name="T13">Otherwise:</text:span></text:p>
      <text:p text:style-name="Preformatted_20_Text"><text:s text:c="16"/><text:span text:style-name="T13">Carry false</text:span></text:p>
      <text:p text:style-name="Preformatted_20_Text"><text:s text:c="16"/><text:span text:style-name="T13">A = Error code</text:span></text:p>
      <text:p text:style-name="Preformatted_20_Text"><text:s text:c="16"/><text:span text:style-name="T48">D</text:span><text:span text:style-name="T13">E HL corrupt</text:span></text:p>
      <text:p text:style-name="Preformatted_20_Text"><text:s text:c="8"/><text:span text:style-name="T13">Always:</text:span></text:p>
      <text:p text:style-name="Preformatted_20_Text"><text:s text:c="16"/><text:span text:style-name="T13">BC IX corrupt</text:span></text:p>
      <text:p text:style-name="Preformatted_20_Text"><text:s text:c="16"/><text:span text:style-name="T13">All other registers preserved</text:span></text:p>
      <text:p text:style-name="Preformatted_20_Text"/>
      <text:p text:style-name="Preformatted_20_Text"/>
      <text:p text:style-name="P45"/>
      <text:p text:style-name="P45"><text:span text:style-name="T12">IDE_DOS_MAP ($00F1)</text:span></text:p>
      <text:p text:style-name="Preformatted_20_Text"/>
      <text:p text:style-name="Preformatted_20_Text"><text:span text:style-name="T13">Map a drive to the specified partition or physical device</text:span></text:p>
      <text:p text:style-name="Preformatted_20_Text"/>
      <text:p text:style-name="Preformatted_20_Text"><text:span text:style-name="T13">IN: <text:s/>A=unit (0 or 1), or physical device:</text:span></text:p>
      <text:p text:style-name="Preformatted_20_Text"><text:soft-page-break/><text:span text:style-name="T13"><text:s text:c="20"/>2=floppy device 0</text:span></text:p>
      <text:p text:style-name="Preformatted_20_Text"><text:span text:style-name="T13"><text:s text:c="20"/>3=floppy device 1</text:span></text:p>
      <text:p text:style-name="Preformatted_20_Text"><text:span text:style-name="T13"><text:s text:c="20"/>4=RAMdisk</text:span></text:p>
      <text:p text:style-name="Preformatted_20_Text"><text:span text:style-name="T13"><text:s text:c="5"/>BC=partition number</text:span></text:p>
      <text:p text:style-name="Preformatted_20_Text"><text:s text:c="5"/>L=drive letter 'A' to 'P' (uppercase)</text:p>
      <text:p text:style-name="Preformatted_20_Text"/>
      <text:p text:style-name="Preformatted_20_Text"><text:span text:style-name="T13">OUT(s): <text:s/>Fc=1</text:span></text:p>
      <text:p text:style-name="Preformatted_20_Text"><text:span text:style-name="T13">OUT(f): <text:s/>Fc=0, A=error code</text:span></text:p>
      <text:p text:style-name="Preformatted_20_Text"/>
      <text:p text:style-name="Preformatted_20_Text"><text:span text:style-name="T13">Register status on return:</text:span></text:p>
      <text:p text:style-name="Preformatted_20_Text"><text:span text:style-name="T13">......../IX same</text:span></text:p>
      <text:p text:style-name="Preformatted_20_Text"><text:span text:style-name="T13">AFBCDEHL/.. different</text:span></text:p>
      <text:p text:style-name="Preformatted_20_Text"><text:span text:style-name="T13"/></text:p>
      <text:p text:style-name="Preformatted_20_Text"/>
      <text:p text:style-name="Preformatted_20_Text"/>
      <text:p text:style-name="P45"><text:span text:style-name="T12">IDE_DOS_UNMAP ($00F4)</text:span></text:p>
      <text:p text:style-name="P50"/>
      <text:p text:style-name="P50"><text:span text:style-name="T13">Remove mapping from the specified drive</text:span></text:p>
      <text:p text:style-name="P50"><text:span text:style-name="T13"/></text:p>
      <text:p text:style-name="Preformatted_20_Text"><text:span text:style-name="T13">IN: <text:s/>L=drive letter 'A' to 'P' (uppercase)</text:span></text:p>
      <text:p text:style-name="Preformatted_20_Text"><text:span text:style-name="T13"/></text:p>
      <text:p text:style-name="Preformatted_20_Text"><text:span text:style-name="T13">OUT(s): <text:s/>Fc=1</text:span></text:p>
      <text:p text:style-name="Preformatted_20_Text"><text:span text:style-name="T13">OUT(f): <text:s/>Fc=0, A=error code</text:span></text:p>
      <text:p text:style-name="Preformatted_20_Text"/>
      <text:p text:style-name="Preformatted_20_Text"><text:span text:style-name="T13">Register status on return:</text:span></text:p>
      <text:p text:style-name="Preformatted_20_Text"><text:span text:style-name="T13">......../IX same</text:span></text:p>
      <text:p text:style-name="Preformatted_20_Text"><text:span text:style-name="T13">AFBCDEHL/.. different</text:span></text:p>
      <text:p text:style-name="Preformatted_20_Text"><text:span text:style-name="T13"/></text:p>
      <text:p text:style-name="P51"><text:line-break/><text:line-break/><text:span text:style-name="T10">IDE_SNAPLOAD ($00FD)</text:span></text:p>
      <text:p text:style-name="P46"/>
      <text:p text:style-name="P61">Load a snapshot</text:p>
      <text:p text:style-name="P61"/>
      <text:p text:style-name="Preformatted_20_Text">IN: <text:s/>HL=filespec, terminated with $ff</text:p>
      <text:p text:style-name="Preformatted_20_Text"/>
      <text:p text:style-name="Preformatted_20_Text">OUT(s): <text:s/>Does not return if successful</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 different</text:p>
      <text:p text:style-name="Preformatted_20_Text"/>
      <text:p text:style-name="P52">Loads and runs a <text:span text:style-name="T54">supported</text:span> snapshot file <text:span text:style-name="T54">(files with extension .Z80, .SNA, .O and .P are supported, with others potentially supported in future).</text:span></text:p>
      <text:p text:style-name="Preformatted_20_Text"/>
      <text:p text:style-name="Preformatted_20_Text"/>
      <text:p text:style-name="Preformatted_20_Text"/>
      <text:p text:style-name="P45">IDE_PATH ($01b1)</text:p>
      <text:p text:style-name="Preformatted_20_Text"/>
      <text:p text:style-name="Preformatted_20_Text">IN: <text:s/>A=reason code,</text:p>
      <text:p text:style-name="Preformatted_20_Text"><text:tab/>rc_path_change (0),</text:p>
      <text:p text:style-name="Preformatted_20_Text"><text:s text:c="6"/>rc_path_get (1),</text:p>
      <text:p text:style-name="Preformatted_20_Text"><text:s text:c="6"/>rc_path_make (2),</text:p>
      <text:p text:style-name="Preformatted_20_Text"><text:s text:c="6"/>rc_path_delete (3)</text:p>
      <text:p text:style-name="Preformatted_20_Text"/>
      <text:p text:style-name="Preformatted_20_Text"><text:s text:c="4"/>HL=address of pathspec (terminated with $ff)</text:p>
      <text:p text:style-name="P52"><text:s text:c="7"/>NB: For rc_path_get, this must also be a 256-<text:span text:style-name="T54">byte </text:span>buffer</text:p>
      <text:p text:style-name="P52"><text:s text:c="11"/><text:span text:style-name="T54">into which the returned path will be written</text:span></text:p>
      <text:p text:style-name="Preformatted_20_Text"/>
      <text:p text:style-name="Preformatted_20_Text">OUT(s): <text:s/>Fc=1</text:p>
      <text:p text:style-name="Preformatted_20_Text">OUT(f): <text:s/>Fc=0, A=error code</text:p>
      <text:p text:style-name="Preformatted_20_Text"><text:soft-page-break/></text:p>
      <text:p text:style-name="Preformatted_20_Text">Register status on return:</text:p>
      <text:p text:style-name="Preformatted_20_Text">......../.... same</text:p>
      <text:p text:style-name="Preformatted_20_Text">AFBCDEHL/IXIY different</text:p>
      <text:p text:style-name="Preformatted_20_Text"/>
      <text:p text:style-name="Preformatted_20_Text">This call allows the current directory or path for a particular drive (and user area) to be changed or obtained. It also allows creation and deletion of directories.</text:p>
      <text:p text:style-name="Preformatted_20_Text"/>
      <text:p text:style-name="Preformatted_20_Text">For rc_path_change, rc_path_make and rc_path_delete, HL points to a directory specification, terminated by $ff. This may optionally include a drive letter, user area and full path (if not, the current default values are used). For rc_path_change, the current path on that drive is changed to the directory or path specified. For rc_path_make and rc_path_delete, the named directory is created or deleted.</text:p>
      <text:p text:style-name="Preformatted_20_Text"/>
      <text:p text:style-name="Preformatted_20_Text">For rc_path_get, HL points to a location specification (ie a drive and/or user area, terminated with a colon and $ff). The current path for that location will then be written to the buffer at HL and terminated with $ff.</text:p>
      <text:p text:style-name="Preformatted_20_Text"/>
      <text:p text:style-name="Preformatted_20_Text">Note that this call will return an error of rc_notimp if the drive on which it is operating is formatted with a filesystem that does not support directories (eg a <text:span text:style-name="T36">+3DOS </text:span><text:span text:style-name="T49">floppy </text:span><text:span text:style-name="T36">drive </text:span><text:span text:style-name="T49">or RAMdisk</text:span>).</text:p>
      <text:p text:style-name="Preformatted_20_Text"/>
      <text:p text:style-name="Preformatted_20_Text"/>
      <text:p text:style-name="P74"><text:span text:style-name="T58">New</text:span> calls</text:p>
      <text:p text:style-name="P42"/>
      <text:p text:style-name="P23">The following calls <text:span text:style-name="T58">are new for </text:span><text:span text:style-name="T11">NextOS</text:span><text:span text:style-name="T59">.</text:span></text:p>
      <text:p text:style-name="P23"/>
      <text:p text:style-name="P23"/>
      <text:p text:style-name="P23"/>
      <text:p text:style-name="P49">IDE_<text:span text:style-name="T60">CAPACITY</text:span> ($01b<text:span text:style-name="T60">4</text:span>)</text:p>
      <text:p text:style-name="P64"/>
      <text:p text:style-name="P65">Get card capacity</text:p>
      <text:p text:style-name="P64"/>
      <text:p text:style-name="P64">IN: <text:span text:style-name="T60">C=unit (0 or 1)</text:span></text:p>
      <text:p text:style-name="P64"><text:span text:style-name="T3"/></text:p>
      <text:p text:style-name="P62"><text:span text:style-name="T2">OUT(s): <text:s/>Fc=1</text:span></text:p>
      <text:p text:style-name="P62"><text:span text:style-name="T2"><text:tab/> <text:s text:c="2"/></text:span><text:span text:style-name="T4">DEHL=</text:span><text:span text:style-name="T5">total card</text:span><text:span text:style-name="T4"> capacity in </text:span><text:span text:style-name="T5">512-byte</text:span><text:span text:style-name="T4"> sectors</text:span></text:p>
      <text:p text:style-name="P62"><text:span text:style-name="T2">OUT(f): <text:s/>Fc=0, A=error code</text:span></text:p>
      <text:p text:style-name="P64"/>
      <text:p text:style-name="P64">Register status on return:</text:p>
      <text:p text:style-name="P64">......../.. same</text:p>
      <text:p text:style-name="P64">AFBCDEHL/IX different</text:p>
      <text:p text:style-name="P64"/>
      <text:p text:style-name="P24"/>
      <text:p text:style-name="P23"/>
      <text:p text:style-name="P48">IDE_<text:span text:style-name="T58">GET_LFN</text:span> ($01b<text:span text:style-name="T58">7</text:span>)</text:p>
      <text:p text:style-name="P63"/>
      <text:p text:style-name="P61">Obtain a long filename</text:p>
      <text:p text:style-name="P63"/>
      <text:p text:style-name="P63">IN: <text:span text:style-name="T58">HL=address of filespec provided to the last </text:span><text:span text:style-name="T11">DOS_CATALOG </text:span><text:span text:style-name="T3">call</text:span></text:p>
      <text:p text:style-name="P63"><text:span text:style-name="T3"><text:s text:c="4"/>IX=directory handle returned by the last </text:span><text:span text:style-name="T11">DOS_CATALOG</text:span><text:span text:style-name="T3"> call</text:span></text:p>
      <text:p text:style-name="P63"><text:span text:style-name="T3"><text:s text:c="4"/>DE=address of a file entry within buffer filled by the last </text:span><text:span text:style-name="T11">DOS_CATALOG </text:span><text:span text:style-name="T3">call</text:span></text:p>
      <text:p text:style-name="P63"><text:span text:style-name="T3"><text:s text:c="4"/>BC=address of a 261-byte buffer to receive the long filename</text:span></text:p>
      <text:p text:style-name="P63"/>
      <text:p text:style-name="P61"><text:span text:style-name="T2">OUT(s): <text:s/>Fc=1</text:span></text:p>
      <text:p text:style-name="P61"><text:span text:style-name="T2"><text:s text:c="9"/>Buffer at BC is filled with the long filename for the requested entry,</text:span></text:p>
      <text:p text:style-name="P61"><text:span text:style-name="T2"><text:tab/> <text:s text:c="2"/>terminated with $ff. If no long filename was available, the buffer will</text:span></text:p>
      <text:p text:style-name="P61"><text:span text:style-name="T2"><text:s text:c="9"/>contain the properly-formatted short filename instead.</text:span></text:p>
      <text:p text:style-name="P61"><text:span text:style-name="T2">OUT(f): <text:s/>Fc=0, A=error code</text:span></text:p>
      <text:p text:style-name="P63"/>
      <text:p text:style-name="P63">Register status on return:</text:p>
      <text:p text:style-name="P63">......../.. same</text:p>
      <text:p text:style-name="P63">AFBCDEHL/IX different</text:p>
      <text:p text:style-name="P63"/>
      <text:p text:style-name="P63">This call allows <text:span text:style-name="T58">a long filename (or properly-formatted short filename) for an entry in the buffer returned by </text:span><text:span text:style-name="T11">DOS_CATALOG</text:span><text:span text:style-name="T3"> to be obtained.</text:span></text:p>
      <text:p text:style-name="P63"/>
      <text:p text:style-name="P47">NOTE: <text:span text:style-name="T2">No other +3DOS calls should be made between the </text:span>DOS_CATALOG <text:span text:style-name="T2">call and the (multiple) </text:span>IDE_GET_LFN <text:span text:style-name="T2">calls used to obtain the long filenames.</text:span></text:p>
      <text:p text:style-name="P25"/>
      <text:p text:style-name="P25"/>
      <text:p text:style-name="P25"/>
      <text:p text:style-name="P37">IDE_BROWSER ($01ba)</text:p>
      <text:p text:style-name="P37"/>
      <text:p text:style-name="P28">Run the file browser</text:p>
      <text:p text:style-name="P28"/>
      <text:p text:style-name="P28">IN: <text:s/>HL=address of supported filetypes buffer, laid out as follows:</text:p>
      <text:p text:style-name="P28"><text:s text:c="11"/>+0 (1 byte) <text:s/>Length of next entry, n</text:p>
      <text:p text:style-name="P28"><text:s text:c="11"/>+1 (n bytes) 1-3 byte extension, colon, optional BASIC command(s)</text:p>
      <text:p text:style-name="P28"><text:s text:c="8"/>If n=<text:span text:style-name="T66">$ff</text:span> there are no further entries.</text:p>
      <text:p text:style-name="P28"><text:s text:c="5"/>DE=address of $ff-terminated help text for 2 lines at bottom of screen</text:p>
      <text:p text:style-name="P28"/>
      <text:p text:style-name="P28">OUT(s): <text:s/>Fc=1</text:p>
      <text:p text:style-name="P28"><text:s text:c="9"/>If Fz=1, ENTER was pressed with a filetype that is present in the</text:p>
      <text:p text:style-name="P28"><text:soft-page-break/><text:s text:c="18"/>filetype buffer, and:</text:p>
      <text:p text:style-name="P28"><text:s text:c="18"/>HL=address of short filename (terminated with $ff) in RAM 7</text:p>
      <text:p text:style-name="P28"><text:s text:c="9"/>If Fz=0, SPACE/BREAK was pressed</text:p>
      <text:p text:style-name="P28">OUT(f): <text:s/>Fc=0, <text:span text:style-name="T67">A=error</text:span></text:p>
      <text:p text:style-name="P66"/>
      <text:p text:style-name="P66">Register status on return:</text:p>
      <text:p text:style-name="P66">......../.. same</text:p>
      <text:p text:style-name="P66">AFBCDEHL/IX different</text:p>
      <text:p text:style-name="P29"/>
      <text:p text:style-name="P28">NOTES:</text:p>
      <text:p text:style-name="P28"/>
      <text:p text:style-name="P28">The help text can contain <text:span text:style-name="T63">any</text:span> standard <text:span text:style-name="T64">full-screen mode </text:span>window control codes, but if <text:span text:style-name="T62">the </text:span>character size is changed, it should be changed back to size 5 at the end.</text:p>
      <text:p text:style-name="P28"/>
      <text:p text:style-name="P28">Call does not return if a supported filetype was selected which had anything following the colon in the filetype buffer. In this case, the additional data is treated as a BASIC command and executed.</text:p>
      <text:p text:style-name="P28"/>
      <text:p text:style-name="P28">Most applications will not want a BASIC command to be executed and so should provide a simple list of all the filetypes that they want to be selectable. For example:</text:p>
      <text:p text:style-name="P28"><text:tab/>defb<text:tab/>4<text:tab/><text:tab/>; <text:span text:style-name="T65">length of first entry</text:span></text:p>
      <text:p text:style-name="P28"><text:tab/>defm<text:tab/>“XYZ:”</text:p>
      <text:p text:style-name="P28"><text:tab/>defb<text:tab/>2<text:tab/><text:tab/>; <text:span text:style-name="T65">length of second entry</text:span></text:p>
      <text:p text:style-name="P28"><text:tab/>defm<text:tab/>“X:”</text:p>
      <text:p text:style-name="P28"><text:tab/>defb<text:tab/><text:span text:style-name="T66">$ff</text:span><text:tab/><text:tab/>; <text:span text:style-name="T65">table terminator</text:span></text:p>
      <text:p text:style-name="P28"/>
      <text:p text:style-name="P28"/>
      <text:p text:style-name="P30"/>
      <text:p text:style-name="P38">IDE_B<text:span text:style-name="T68">ANK</text:span> ($01b<text:span text:style-name="T68">d</text:span>)</text:p>
      <text:p text:style-name="P31"/>
      <text:p text:style-name="P32">Allocate or free 8K RAM banks in main ZX memory or DivMMC memory</text:p>
      <text:p text:style-name="P32"/>
      <text:p text:style-name="P32">IN: <text:s/>H=bank type:</text:p>
      <text:p text:style-name="P32"><text:s text:c="8"/>rc_banktype_zx <text:span text:style-name="T69">(0)</text:span>, ZX memory half-banks (8K size)</text:p>
      <text:p text:style-name="P32"><text:s text:c="8"/>rc_banktype_mmc <text:span text:style-name="T69">(1),</text:span> DivMMC memory banks (8K size)</text:p>
      <text:p text:style-name="P32"><text:s text:c="5"/>L=reason:</text:p>
      <text:p text:style-name="P32"><text:tab/> <text:s/><text:span text:style-name="T69">rc_</text:span>bank_total <text:span text:style-name="T69">(0)</text:span>, return total number of <text:span text:style-name="T69">8K </text:span>banks <text:span text:style-name="T69">of specified type</text:span></text:p>
      <text:p text:style-name="P32"><text:tab/> <text:s/>rc_bank_alloc <text:span text:style-name="T69">(1)</text:span>, allocate <text:span text:style-name="T69">next available </text:span>8K bank</text:p>
      <text:p text:style-name="P32"><text:tab/> <text:s/>rc_bank_reserve <text:span text:style-name="T69">(2)</text:span>, reserve bank specified in E <text:span text:style-name="T69">(0..total-1)</text:span></text:p>
      <text:p text:style-name="P32"><text:tab/> <text:s/><text:span text:style-name="T69">rc_bank_free (3), </text:span>free bank specified in E <text:span text:style-name="T69">(0..total-1)</text:span></text:p>
      <text:p text:style-name="P32"><text:s text:c="5"/>E=8K bank ID (0..total-1), for rc_bank_reserve/rc_bank_free</text:p>
      <text:p text:style-name="P32"/>
      <text:p text:style-name="P32"><text:span text:style-name="T69">OUT(s)</text:span>: <text:s/>Fc=1</text:p>
      <text:p text:style-name="P32"><text:s text:c="9"/>E=8K bank ID (0..total-1), for rc_bank_alloc</text:p>
      <text:p text:style-name="P32"><text:s text:c="9"/>E=total number of 8K banks of specified type, for rc_bank_total</text:p>
      <text:p text:style-name="P32"/>
      <text:p text:style-name="P32"><text:span text:style-name="T69">OUT(f):</text:span> <text:s/>Fc=0</text:p>
      <text:p text:style-name="P32"><text:s text:c="9"/>A=error: rc_inuse if no available banks to allocate</text:p>
      <text:p text:style-name="P32"><text:s text:c="18"/>rc_badparam if <text:span text:style-name="T70">H, L or E</text:span> is invalid</text:p>
      <text:p text:style-name="P32"/>
      <text:p text:style-name="P67">Register status on return:</text:p>
      <text:p text:style-name="P67">......../.. same</text:p>
      <text:p text:style-name="P67">AFBCDEHL/IX different</text:p>
      <text:p text:style-name="P67"/>
      <text:p text:style-name="P68">NOTE:</text:p>
      <text:p text:style-name="P69"/>
      <text:p text:style-name="P69">This call is provided for applications that wish to co-exist with other applications, dot commands and BASIC programs without overwriting each other's memory.</text:p>
      <text:p text:style-name="P69"/>
      <text:p text:style-name="P69"><text:soft-page-break/>Bank IDs are for 8K half-banks, numbered from 0 upwards. For ZX memory they can be paged using the MMU instructions.</text:p>
      <text:p text:style-name="P69"/>
      <text:p text:style-name="P69">NextOS/NextBASIC normally reserves the first 18 x 8K banks of ZX memory for its own use, and the first 6 x 8K banks of DivMMC memory. However, BASIC programs or TSR machine code programs could also reserve memory before your program is loaded, so it is usually easier to allocate using rc_bank_alloc rather than rc_bank_reserve.</text:p>
      <text:p text:style-name="P69"/>
      <text:p text:style-name="P68">Take care to free any banks you allocate before exiting, otherwise they will be unavailable to the user until after a reset<text:span text:style-name="T71">. A NEW command *does not* free reserved banks back into the system.</text:span></text:p>
      <text:p text:style-name="P68"/>
      <text:p text:style-name="P68"/>
      <text:p text:style-name="P68"/>
      <text:p text:style-name="P39">IDE_B<text:span text:style-name="T68">ASIC</text:span> ($01<text:span text:style-name="T73">c0</text:span>)</text:p>
      <text:p text:style-name="P34"/>
      <text:p text:style-name="P34">Execute a BASIC command line</text:p>
      <text:p text:style-name="P34"/>
      <text:p text:style-name="P34">IN: <text:s/>HL=address of tokenized BASIC command line, terminated with $0d</text:p>
      <text:p text:style-name="P34"/>
      <text:p text:style-name="P34">OUT(s): <text:s/>Fc=1</text:p>
      <text:p text:style-name="P34"><text:s text:c="9"/>System variable ERR_NR contains generated BASIC error code-1</text:p>
      <text:p text:style-name="P34"><text:tab/> <text:s text:c="2"/>($ff means BASIC command completed successfully)</text:p>
      <text:p text:style-name="P33"/>
      <text:p text:style-name="P70">Register status on return:</text:p>
      <text:p text:style-name="P70">......../.. same</text:p>
      <text:p text:style-name="P70">AFBCDEHL/IX different</text:p>
      <text:p text:style-name="P34"/>
      <text:p text:style-name="P34">NOTES:</text:p>
      <text:p text:style-name="P34"/>
      <text:p text:style-name="P34">This call must be made with the ROM2/RAM5/RAM2/RAM0 memory configuration rather than the usual +3DOS configuration. The stack must be located between STKEND and RAMTOP (the normal location for the stack during BASIC operation).</text:p>
      <text:p text:style-name="P34"/>
      <text:p text:style-name="P34">Any number of BASIC commands may be executed, separated by colons (:), and the line must be terminated with an ENTER character ($0d).</text:p>
      <text:p text:style-name="P34"/>
      <text:p text:style-name="P34">This call may be particularly useful for setting particular screen modes with the LAYER command, which will ensure that the system variables are correctly set up for printing to windows or the main screen in the selected mode.</text:p>
      <text:p text:style-name="P34"/>
      <text:p text:style-name="P34"/>
      <text:p text:style-name="P34"/>
      <text:p text:style-name="P40">IDE_STREAM_LINEIN ($01c3)</text:p>
      <text:p text:style-name="P40"/>
      <text:p text:style-name="P36">Input line from current stream</text:p>
      <text:p text:style-name="P36"/>
      <text:p text:style-name="P36">IN: <text:s/>required stream has been made current via ROM 3 / $1601</text:p>
      <text:p text:style-name="P36"><text:s text:c="5"/>HL=buffer address</text:p>
      <text:p text:style-name="P36"><text:s text:c="5"/>BC=buffer size</text:p>
      <text:p text:style-name="P36"/>
      <text:p text:style-name="P36">OUT: HL=address in buffer following input data</text:p>
      <text:p text:style-name="P36"><text:s text:c="5"/>BC=number of characters received</text:p>
      <text:p text:style-name="P71"/>
      <text:p text:style-name="P71">Register status on return:</text:p>
      <text:p text:style-name="P71">......../.. same</text:p>
      <text:p text:style-name="P71">AFBCDEHL/IX different</text:p>
      <text:p text:style-name="P35"/>
      <text:p text:style-name="P35">NOTES:</text:p>
      <text:p text:style-name="P36"/>
      <text:p text:style-name="P35">This call must be made with the ROM2/RAM5/RAM2/RAM0 memory configuration rather <text:soft-page-break/>than the usual +3DOS configuration. The stack must be located between STKEND and RAMTOP (the normal location for the stack during BASIC operation).</text:p>
      <text:p text:style-name="P36"/>
      <text:p text:style-name="P36">+3 BASIC errors may be invoked</text:p>
      <text:p text:style-name="P67"/>
      <text:p text:style-name="P75"><text:span text:style-name="T23">Error codes</text:span></text:p>
      <text:p text:style-name="P43"/>
      <text:p text:style-name="P26">The error codes that may be returned by +3DOS/IDEDOS calls are as follows:</text:p>
      <text:p text:style-name="P26">Recoverable disk errors:</text:p>
      <text:p text:style-name="P26"/>
      <text:p text:style-name="P26">0<text:tab/>rc_ready<text:tab/><text:tab/>Drive not ready</text:p>
      <text:p text:style-name="P26">1<text:tab/>rc_wp<text:tab/><text:tab/><text:tab/>Disk is write protected</text:p>
      <text:p text:style-name="P26">2<text:tab/>rc_seek<text:tab/><text:tab/>Seek fail</text:p>
      <text:p text:style-name="P26">3<text:tab/>rc_crc<text:tab/><text:tab/>CRC data error</text:p>
      <text:p text:style-name="P26">4<text:tab/>rc_nodata<text:tab/><text:tab/>No data</text:p>
      <text:p text:style-name="P26">5<text:tab/>rc_mark<text:tab/><text:tab/>Missing address mark</text:p>
      <text:p text:style-name="P26">6<text:tab/>rc_unrecog<text:tab/><text:tab/>Unrecognised disk format</text:p>
      <text:p text:style-name="P26">7<text:tab/>rc_unknown<text:tab/><text:tab/>Unknown disk error</text:p>
      <text:p text:style-name="P26">8<text:tab/>rc_diskchg<text:tab/><text:tab/>Disk changed whilst +3DOS was using it</text:p>
      <text:p text:style-name="P26">9<text:tab/>rc_unsuit<text:tab/><text:tab/>Unsuitable media for drive</text:p>
      <text:p text:style-name="P26"/>
      <text:p text:style-name="P26">Non-recoverable errors:</text:p>
      <text:p text:style-name="P26"/>
      <text:p text:style-name="P26">20<text:tab/>rc_badname<text:tab/><text:tab/>Bad filename</text:p>
      <text:p text:style-name="P26">21<text:tab/>rc_badparam<text:tab/><text:tab/>Bad parameter</text:p>
      <text:p text:style-name="P26">22<text:tab/>rc_nodrive<text:tab/><text:tab/>Drive not found</text:p>
      <text:p text:style-name="P26">23<text:tab/>rc_nofile<text:tab/><text:tab/>File not found</text:p>
      <text:p text:style-name="P26">24<text:tab/>rc_exists<text:tab/><text:tab/>File already exists</text:p>
      <text:p text:style-name="P26">25<text:tab/>rc_eof<text:tab/><text:tab/>End of file</text:p>
      <text:p text:style-name="P26">26<text:tab/>rc_diskfull<text:tab/><text:tab/>Disk full</text:p>
      <text:p text:style-name="P26">27<text:tab/>rc_dirfull<text:tab/><text:tab/>Directory full</text:p>
      <text:p text:style-name="P26">28<text:tab/>rc_ro<text:tab/><text:tab/><text:tab/>Read-only file</text:p>
      <text:p text:style-name="P26">29<text:tab/>rc_number<text:tab/><text:tab/>File number not open (or open with wrong access)</text:p>
      <text:p text:style-name="P26">30<text:tab/>rc_denied<text:tab/><text:tab/>Access denied</text:p>
      <text:p text:style-name="P26">31<text:tab/>rc_norename<text:tab/><text:tab/>Cannot rename between drives</text:p>
      <text:p text:style-name="P26">32<text:tab/>rc_extent<text:tab/><text:tab/>Extent missing</text:p>
      <text:p text:style-name="P26">33<text:tab/>rc_uncached<text:tab/><text:tab/>Uncached</text:p>
      <text:p text:style-name="P26">34<text:tab/>rc_toobig<text:tab/><text:tab/>File too big</text:p>
      <text:p text:style-name="P26">35<text:tab/>rc_notboot<text:tab/><text:tab/>Disk not bootable</text:p>
      <text:p text:style-name="P26">36<text:tab/>rc_inuse<text:tab/><text:tab/>Drive in use</text:p>
      <text:p text:style-name="P26"/>
      <text:p text:style-name="P26">56<text:tab/>rc_invpartition<text:tab/>Invalid partition</text:p>
      <text:p text:style-name="P26">57<text:tab/>rc_partexist<text:tab/>Partition already exists</text:p>
      <text:p text:style-name="P26">58<text:tab/>rc_notimp<text:tab/><text:tab/>Not implemented</text:p>
      <text:p text:style-name="P26">59<text:tab/>rc_partopen<text:tab/><text:tab/>Partition open</text:p>
      <text:p text:style-name="P26">60<text:tab/>rc_nohandle<text:tab/><text:tab/><text:span text:style-name="T61">Out of handles</text:span></text:p>
      <text:p text:style-name="P27">61<text:tab/>rc_notswap<text:tab/><text:tab/>Not a swap partition</text:p>
      <text:p text:style-name="P27">62<text:tab/>rc_mapped<text:tab/><text:tab/>Drive already mapped</text:p>
      <text:p text:style-name="P27">63<text:tab/>rc_noxdpb<text:tab/><text:tab/>No XDPB</text:p>
      <text:p text:style-name="P27">64<text:tab/>rc_noswap<text:tab/><text:tab/>No suitable swap partition</text:p>
      <text:p text:style-name="P27">65<text:tab/>rc_invdevice<text:tab/>Invalid device</text:p>
      <text:p text:style-name="P27">67<text:tab/>rc_cmdphase<text:tab/><text:tab/>Command phase error</text:p>
      <text:p text:style-name="P27">68<text:tab/>rc_dataphase<text:tab/>Data phase error</text:p>
      <text:p text:style-name="P27">69<text:tab/>rc_notdir<text:tab/><text:tab/>Not a directory</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Mono" fo:font-size="8pt" officeooo:paragraph-rsid="004f2d8a" style:font-size-asian="8pt" style:font-size-complex="8pt"/>
    </style:style>
    <style:style style:name="MT1" style:family="text">
      <style:text-properties officeooo:rsid="004f2d8a"/>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5</text:page-number> <text:span text:style-name="MT1">of </text:span><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1:03:12.518316728</meta:creation-date>
    <dc:date>2017-11-06T23:30:49.304764264</dc:date>
    <meta:editing-duration>P6DT14H43M54S</meta:editing-duration>
    <meta:editing-cycles>178</meta:editing-cycles>
    <meta:generator>LibreOffice/4.3.3.2$Linux_ARM_EABI LibreOffice_project/430m0$Build-2</meta:generator>
    <meta:print-date>2017-10-04T02:03:32.114370811</meta:print-date>
    <meta:document-statistic meta:table-count="0" meta:image-count="0" meta:object-count="0" meta:page-count="15" meta:paragraph-count="524" meta:word-count="3632" meta:character-count="24652" meta:non-whitespace-character-count="19488"/>
  </office:meta>
</office:document-meta>
</file>